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143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902in"/>
    </style:style>
    <style:style style:name="co4" style:family="table-column">
      <style:table-column-properties fo:break-before="auto" style:column-width="0.2098in"/>
    </style:style>
    <style:style style:name="co5" style:family="table-column">
      <style:table-column-properties fo:break-before="auto" style:column-width="1.3402in"/>
    </style:style>
    <style:style style:name="co6" style:family="table-column">
      <style:table-column-properties fo:break-before="auto" style:column-width="1.2902in"/>
    </style:style>
    <style:style style:name="co7" style:family="table-column">
      <style:table-column-properties fo:break-before="auto" style:column-width="1.3902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ffff99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 style:data-style-name="N119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 style:data-style-name="N119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 style:data-style-name="N119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9" style:family="table-cell" style:parent-style-name="Default" style:data-style-name="N100">
      <style:table-cell-properties fo:background-color="#000000"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000000"/>
    </style:style>
    <style:style style:name="ce11" style:family="table-cell" style:parent-style-name="Default" style:data-style-name="N100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119"/>
    <style:style style:name="ce13" style:family="table-cell" style:parent-style-name="Default" style:data-style-name="N119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 style:data-style-name="N119">
      <style:table-cell-properties style:text-align-source="fix" style:repeat-content="false"/>
      <style:paragraph-properties fo:text-align="center"/>
    </style:style>
    <style:style style:name="ce15" style:family="table-cell" style:parent-style-name="Default" style:data-style-name="N119">
      <style:table-cell-properties fo:background-color="#ffff99"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ffff9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8" style:family="table-cell" style:parent-style-name="Default" style:data-style-name="N100">
      <style:table-cell-properties style:text-align-source="fix" style:repeat-content="false"/>
      <style:paragraph-properties fo:text-align="justify" fo:margin-left="0in"/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justify" fo:margin-left="0in"/>
    </style:style>
    <style:style style:name="ce20" style:family="table-cell" style:parent-style-name="Default">
      <style:table-cell-properties fo:background-color="#000000" style:text-align-source="fix" style:repeat-content="false"/>
      <style:paragraph-properties fo:text-align="justify" fo:margin-left="0in"/>
    </style:style>
    <style:style style:name="ce21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3" style:family="table-cell" style:parent-style-name="Default">
      <style:table-cell-properties fo:background-color="#000000" style:text-align-source="fix" style:repeat-content="false"/>
      <style:paragraph-properties fo:text-align="start" fo:margin-left="0in"/>
    </style:style>
  </office:automatic-styles>
  <office:body>
    <office:spreadsheet>
      <table:calculation-settings table:use-regular-expressions="fals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4" table:default-cell-style-name="ce5"/>
        <table:table-column table:style-name="co3" table:default-cell-style-name="ce6"/>
        <table:table-column table:style-name="co4" table:default-cell-style-name="ce10"/>
        <table:table-column table:style-name="co2" table:default-cell-style-name="Default"/>
        <table:table-column table:style-name="co3" table:default-cell-style-name="ce6"/>
        <table:table-column table:style-name="co4" table:default-cell-style-name="ce10"/>
        <table:table-column table:style-name="co2" table:number-columns-repeated="2" table:default-cell-style-name="Default"/>
        <table:table-column table:style-name="co2" table:default-cell-style-name="ce12"/>
        <table:table-column table:style-name="co4" table:default-cell-style-name="ce10"/>
        <table:table-column table:style-name="co2" table:default-cell-style-name="Default"/>
        <table:table-column table:style-name="co2" table:default-cell-style-name="ce12"/>
        <table:table-column table:style-name="co4" table:default-cell-style-name="ce10"/>
        <table:table-column table:style-name="co2" table:default-cell-style-name="Default"/>
        <table:table-column table:style-name="co2" table:default-cell-style-name="ce12"/>
        <table:table-column table:style-name="co4" table:default-cell-style-name="ce10"/>
        <table:table-column table:style-name="co2" table:default-cell-style-name="ce5"/>
        <table:table-column table:style-name="co2" table:default-cell-style-name="ce7"/>
        <table:table-column table:style-name="co4" table:default-cell-style-name="ce10"/>
        <table:table-column table:style-name="co5" table:default-cell-style-name="ce14"/>
        <table:table-column table:style-name="co6" table:number-columns-repeated="2" table:default-cell-style-name="ce16"/>
        <table:table-column table:style-name="co6" table:number-columns-repeated="2" table:default-cell-style-name="Default"/>
        <table:table-column table:style-name="co4" table:default-cell-style-name="ce10"/>
        <table:table-column table:style-name="co6" table:default-cell-style-name="ce19"/>
        <table:table-column table:style-name="co7" table:default-cell-style-name="ce22"/>
        <table:table-column table:style-name="co4" table:default-cell-style-name="ce10"/>
        <table:table-column table:style-name="co6" table:default-cell-style-name="ce19"/>
        <table:table-column table:style-name="co2" table:default-cell-style-name="ce22"/>
        <table:table-column table:style-name="co4" table:default-cell-style-name="ce10"/>
        <table:table-column table:style-name="co6" table:default-cell-style-name="ce19"/>
        <table:table-column table:style-name="co7" table:default-cell-style-name="ce22"/>
        <table:table-column table:style-name="co2" table:number-columns-repeated="979" table:default-cell-style-name="Default"/>
        <table:table-row table:style-name="ro1">
          <table:table-cell table:style-name="ce1" office:value-type="string">
            <text:p>Student Name</text:p>
          </table:table-cell>
          <table:table-cell table:style-name="ce4" office:value-type="string">
            <text:p>SW1</text:p>
          </table:table-cell>
          <table:table-cell table:style-name="ce4" office:value-type="string">
            <text:p>SW2</text:p>
          </table:table-cell>
          <table:table-cell table:style-name="ce4" office:value-type="string">
            <text:p>SW3</text:p>
          </table:table-cell>
          <table:table-cell table:style-name="ce4" office:value-type="string">
            <text:p>SW4</text:p>
          </table:table-cell>
          <table:table-cell office:value-type="string">
            <text:p>W &amp; P Final</text:p>
          </table:table-cell>
          <table:table-cell table:style-name="ce9"/>
          <table:table-cell table:style-name="ce11" office:value-type="string">
            <text:p>E3</text:p>
          </table:table-cell>
          <table:table-cell office:value-type="string">
            <text:p>Exam Final</text:p>
          </table:table-cell>
          <table:table-cell table:style-name="ce9"/>
          <table:table-cell table:style-name="ce11" office:value-type="string">
            <text:p>CP1</text:p>
          </table:table-cell>
          <table:table-cell table:style-name="ce11" office:value-type="string">
            <text:p>CP2</text:p>
          </table:table-cell>
          <table:table-cell table:style-name="ce6" office:value-type="string">
            <text:p>CP Final</text:p>
          </table:table-cell>
          <table:table-cell table:style-name="ce9"/>
          <table:table-cell table:style-name="ce11" office:value-type="string">
            <text:p>LW</text:p>
          </table:table-cell>
          <table:table-cell table:style-name="ce13" office:value-type="string">
            <text:p>LW Final</text:p>
          </table:table-cell>
          <table:table-cell table:style-name="ce9"/>
          <table:table-cell table:style-name="ce11" office:value-type="string">
            <text:p>FP</text:p>
          </table:table-cell>
          <table:table-cell table:style-name="ce13" office:value-type="string">
            <text:p>FP Final</text:p>
          </table:table-cell>
          <table:table-cell table:style-name="ce9"/>
          <table:table-cell table:style-name="ce4" office:value-type="string">
            <text:p>IM</text:p>
          </table:table-cell>
          <table:table-cell table:style-name="ce6" office:value-type="string">
            <text:p>IM Final</text:p>
          </table:table-cell>
          <table:table-cell table:style-name="ce9"/>
          <table:table-cell table:style-name="ce13" office:value-type="string">
            <text:p>Final Grade</text:p>
          </table:table-cell>
          <table:table-cell office:value-type="string">
            <text:p>Final Grade</text:p>
          </table:table-cell>
          <table:table-cell office:value-type="string">
            <text:p>Submit Grade</text:p>
          </table:table-cell>
          <table:table-cell table:style-name="ce16" office:value-type="string">
            <text:p>GPA</text:p>
          </table:table-cell>
          <table:table-cell table:style-name="ce16" office:value-type="string">
            <text:p>Submit GPA</text:p>
          </table:table-cell>
          <table:table-cell table:style-name="ce9"/>
          <table:table-cell table:style-name="ce18" office:value-type="string">
            <text:p>Letter Grade</text:p>
          </table:table-cell>
          <table:table-cell table:style-name="ce21" office:value-type="string">
            <text:p>Numerical Grade</text:p>
          </table:table-cell>
          <table:table-cell table:style-name="ce9"/>
          <table:table-cell table:style-name="ce18" office:value-type="string">
            <text:p>Letter Grade</text:p>
          </table:table-cell>
          <table:table-cell table:style-name="ce21" office:value-type="string">
            <text:p>GPA </text:p>
          </table:table-cell>
          <table:table-cell table:style-name="ce9"/>
          <table:table-cell table:style-name="ce18"/>
          <table:table-cell table:style-name="ce21"/>
          <table:table-cell table:style-name="ce11" table:number-columns-repeated="979"/>
        </table:table-row>
        <table:table-row table:style-name="ro1">
          <table:table-cell table:style-name="ce2" office:value-type="string">
            <text:p>Almog Boanos</text:p>
          </table:table-cell>
          <table:table-cell office:value-type="string">
            <text:p>B-</text:p>
          </table:table-cell>
          <table:table-cell office:value-type="string">
            <text:p>B</text:p>
          </table:table-cell>
          <table:table-cell table:number-columns-repeated="2" office:value-type="string">
            <text:p>B+</text:p>
          </table:table-cell>
          <table:table-cell table:style-name="ce7" table:formula="of:=(SUM(VLOOKUP([.B2]; [.$AD$2:.$AE$14]; 2; 0); VLOOKUP([.C2]; [.$AD$2:.$AE$14]; 2; 0); VLOOKUP([.D2]; [.$AD$2:.$AE$14]; 2; 0); VLOOKUP([.E2]; [.$AD$2:.$AE$14]; 2; 0)))/400*0.4" office:value-type="float" office:value="0.347">
            <text:p>0.34700</text:p>
          </table:table-cell>
          <table:table-cell/>
          <table:table-cell table:style-name="ce5" office:value-type="float" office:value="73">
            <text:p>73</text:p>
          </table:table-cell>
          <table:table-cell table:style-name="ce7" table:formula="of:=[.H2]/80*0.1" office:value-type="float" office:value="0.09125">
            <text:p>0.09125</text:p>
          </table:table-cell>
          <table:table-cell/>
          <table:table-cell table:style-name="ce5" office:value-type="string">
            <text:p>B+</text:p>
          </table:table-cell>
          <table:table-cell table:style-name="ce5" office:value-type="string">
            <text:p>A</text:p>
          </table:table-cell>
          <table:table-cell table:style-name="ce7" table:formula="of:=SUM(VLOOKUP([.K2]; [.$AD$2:.$AE$14]; 2; 0); VLOOKUP([.L2]; [.$AD$2:.$AE$14]; 2; 0))/200*0.05" office:value-type="float" office:value="0.04625">
            <text:p>0.04625</text:p>
          </table:table-cell>
          <table:table-cell/>
          <table:table-cell table:style-name="ce5" office:value-type="string">
            <text:p>A</text:p>
          </table:table-cell>
          <table:table-cell table:style-name="ce7" table:formula="of:=VLOOKUP([.O2]; [.$AD$2:.$AE$14]; 2; 0)/100*0.1" office:value-type="float" office:value="0.096">
            <text:p>0.09600</text:p>
          </table:table-cell>
          <table:table-cell/>
          <table:table-cell table:style-name="ce5" office:value-type="string">
            <text:p>A</text:p>
          </table:table-cell>
          <table:table-cell table:style-name="ce7" table:formula="of:=VLOOKUP([.R2]; [.$AD$2:.$AE$14]; 2; 0)/100*0.1" office:value-type="float" office:value="0.096">
            <text:p>0.09600</text:p>
          </table:table-cell>
          <table:table-cell/>
          <table:table-cell office:value-type="float" office:value="125">
            <text:p>125</text:p>
          </table:table-cell>
          <table:table-cell table:formula="of:=MIN([.U2]; 120) / 120 * 0.05" office:value-type="float" office:value="0.05">
            <text:p>0.05000</text:p>
          </table:table-cell>
          <table:table-cell/>
          <table:table-cell table:style-name="ce13" table:formula="of:=[.F2] + [.I2] + [.M2] + [.P2] + [.S2] + [.V2]" office:value-type="float" office:value="0.7265">
            <text:p>0.72650</text:p>
          </table:table-cell>
          <table:table-cell table:formula="of:=IF([.X2]&gt;=0.9875;&quot;A+&quot;;  IF([.X2]&gt;=0.96; &quot;A&quot;; IF([.X2]&gt;=0.93; &quot;A-&quot;; IF([.X2]&gt;=0.89; &quot;B+&quot;; IF([.X2]&gt;=0.86;&quot;B&quot;; IF([.X2]&gt;=0.83; &quot;B-&quot;; IF([.X2]&gt;=79; &quot;C+&quot;; IF([.X2]&gt;=0.76;&quot;C&quot;; IF([.X2]&gt;=0.73; &quot;C-&quot;; IF([.X2]&gt;=0.69; &quot;D+&quot;; IF([.X2]&gt;=0.66;&quot;D&quot;; IF([.X2]&gt;=0.63; &quot;D-&quot;; &quot;F&quot;))))))))))))" office:value-type="string" office:string-value="D+">
            <text:p>D+</text:p>
          </table:table-cell>
          <table:table-cell table:style-name="ce17" table:formula="of:=IF([.X2]&gt;=0.9875;&quot;A+&quot;;  IF([.X2]&gt;=0.94; &quot;A&quot;; IF([.X2]&gt;=0.9; &quot;A-&quot;; IF([.X2]&gt;=0.87; &quot;B+&quot;; IF([.X2]&gt;=0.84;&quot;B&quot;; IF([.X2]&gt;=0.8; &quot;B-&quot;; IF([.X2]&gt;=0.77; &quot;C+&quot;; IF([.X2]&gt;=0.74;&quot;C&quot;; IF([.X2]&gt;=0.7; &quot;C-&quot;; IF([.X2]&gt;=0.67; &quot;D+&quot;; IF([.X2]&gt;=0.64;&quot;D&quot;; IF([.X2]&gt;=0.6; &quot;D-&quot;; &quot;F&quot;))))))))))))" office:value-type="string" office:string-value="C-">
            <text:p>C-</text:p>
          </table:table-cell>
          <table:table-cell table:style-name="ce16" table:formula="of:=VLOOKUP([.Y2]; [.$AG$2:.$AH$14]; 2; 0)" office:value-type="float" office:value="1.3">
            <text:p>1.3</text:p>
          </table:table-cell>
          <table:table-cell table:style-name="ce16" table:formula="of:=VLOOKUP([.Z2]; [.$AG$2:.$AH$14]; 2; 0)" office:value-type="float" office:value="1.7">
            <text:p>1.7</text:p>
          </table:table-cell>
          <table:table-cell/>
          <table:table-cell office:value-type="string">
            <text:p>A+</text:p>
          </table:table-cell>
          <table:table-cell office:value-type="float" office:value="98.75">
            <text:p>98.75</text:p>
          </table:table-cell>
          <table:table-cell/>
          <table:table-cell office:value-type="string">
            <text:p>A+</text:p>
          </table:table-cell>
          <table:table-cell office:value-type="float" office:value="4">
            <text:p>4</text:p>
          </table:table-cell>
          <table:table-cell table:number-columns-repeated="982"/>
        </table:table-row>
        <table:table-row table:style-name="ro2">
          <table:table-cell table:style-name="ce2" office:value-type="string">
            <text:p>Christopher DeNelle</text:p>
          </table:table-cell>
          <table:table-cell office:value-type="string">
            <text:p>B-</text:p>
          </table:table-cell>
          <table:table-cell table:number-columns-repeated="2" office:value-type="string">
            <text:p>B+</text:p>
          </table:table-cell>
          <table:table-cell office:value-type="string">
            <text:p>A-</text:p>
          </table:table-cell>
          <table:table-cell table:style-name="ce7" table:formula="of:=(SUM(VLOOKUP([.B3]; [.$AD$2:.$AE$14]; 2; 0); VLOOKUP([.C3]; [.$AD$2:.$AE$14]; 2; 0); VLOOKUP([.D3]; [.$AD$2:.$AE$14]; 2; 0); VLOOKUP([.E3]; [.$AD$2:.$AE$14]; 2; 0)))/400*0.4" office:value-type="float" office:value="0.354">
            <text:p>0.35400</text:p>
          </table:table-cell>
          <table:table-cell/>
          <table:table-cell table:style-name="ce5" office:value-type="float" office:value="74">
            <text:p>74</text:p>
          </table:table-cell>
          <table:table-cell table:style-name="ce7" table:formula="of:=[.H3]/80*0.1" office:value-type="float" office:value="0.0925">
            <text:p>0.09250</text:p>
          </table:table-cell>
          <table:table-cell/>
          <table:table-cell table:number-columns-repeated="2" table:style-name="ce5" office:value-type="string">
            <text:p>A</text:p>
          </table:table-cell>
          <table:table-cell table:style-name="ce7" table:formula="of:=SUM(VLOOKUP([.K3]; [.$AD$2:.$AE$14]; 2; 0); VLOOKUP([.L3]; [.$AD$2:.$AE$14]; 2; 0))/200*0.05" office:value-type="float" office:value="0.048">
            <text:p>0.04800</text:p>
          </table:table-cell>
          <table:table-cell/>
          <table:table-cell table:style-name="ce5" office:value-type="string">
            <text:p>A</text:p>
          </table:table-cell>
          <table:table-cell table:style-name="ce7" table:formula="of:=VLOOKUP([.O3]; [.$AD$2:.$AE$14]; 2; 0)/100*0.1" office:value-type="float" office:value="0.096">
            <text:p>0.09600</text:p>
          </table:table-cell>
          <table:table-cell/>
          <table:table-cell table:style-name="ce5" office:value-type="string">
            <text:p>A</text:p>
          </table:table-cell>
          <table:table-cell table:style-name="ce7" table:formula="of:=VLOOKUP([.R3]; [.$AD$2:.$AE$14]; 2; 0)/100*0.1" office:value-type="float" office:value="0.096">
            <text:p>0.09600</text:p>
          </table:table-cell>
          <table:table-cell/>
          <table:table-cell office:value-type="float" office:value="140">
            <text:p>140</text:p>
          </table:table-cell>
          <table:table-cell table:formula="of:=MIN([.U3]; 120) / 120 * 0.05" office:value-type="float" office:value="0.05">
            <text:p>0.05000</text:p>
          </table:table-cell>
          <table:table-cell/>
          <table:table-cell table:style-name="ce13" table:formula="of:=[.F3] + [.I3] + [.M3] + [.P3] + [.S3] + [.V3]" office:value-type="float" office:value="0.7365">
            <text:p>0.73650</text:p>
          </table:table-cell>
          <table:table-cell table:formula="of:=IF([.X3]&gt;=0.9875;&quot;A+&quot;;  IF([.X3]&gt;=0.96; &quot;A&quot;; IF([.X3]&gt;=0.93; &quot;A-&quot;; IF([.X3]&gt;=0.89; &quot;B+&quot;; IF([.X3]&gt;=0.86;&quot;B&quot;; IF([.X3]&gt;=0.83; &quot;B-&quot;; IF([.X3]&gt;=79; &quot;C+&quot;; IF([.X3]&gt;=0.76;&quot;C&quot;; IF([.X3]&gt;=0.73; &quot;C-&quot;; IF([.X3]&gt;=0.69; &quot;D+&quot;; IF([.X3]&gt;=0.66;&quot;D&quot;; IF([.X3]&gt;=0.63; &quot;D-&quot;; &quot;F&quot;))))))))))))" office:value-type="string" office:string-value="C-">
            <text:p>C-</text:p>
          </table:table-cell>
          <table:table-cell table:style-name="ce17" table:formula="of:=IF([.X3]&gt;=0.9875;&quot;A+&quot;;  IF([.X3]&gt;=0.94; &quot;A&quot;; IF([.X3]&gt;=0.9; &quot;A-&quot;; IF([.X3]&gt;=0.87; &quot;B+&quot;; IF([.X3]&gt;=0.84;&quot;B&quot;; IF([.X3]&gt;=0.8; &quot;B-&quot;; IF([.X3]&gt;=0.77; &quot;C+&quot;; IF([.X3]&gt;=0.74;&quot;C&quot;; IF([.X3]&gt;=0.7; &quot;C-&quot;; IF([.X3]&gt;=0.67; &quot;D+&quot;; IF([.X3]&gt;=0.64;&quot;D&quot;; IF([.X3]&gt;=0.6; &quot;D-&quot;; &quot;F&quot;))))))))))))" office:value-type="string" office:string-value="C-">
            <text:p>C-</text:p>
          </table:table-cell>
          <table:table-cell table:style-name="ce16" table:formula="of:=VLOOKUP([.Y3]; [.$AG$2:.$AH$14]; 2; 0)" office:value-type="float" office:value="1.7">
            <text:p>1.7</text:p>
          </table:table-cell>
          <table:table-cell table:style-name="ce16" table:formula="of:=VLOOKUP([.Z3]; [.$AG$2:.$AH$14]; 2; 0)" office:value-type="float" office:value="1.7">
            <text:p>1.7</text:p>
          </table:table-cell>
          <table:table-cell/>
          <table:table-cell office:value-type="string">
            <text:p>A</text:p>
          </table:table-cell>
          <table:table-cell office:value-type="float" office:value="96">
            <text:p>96</text:p>
          </table:table-cell>
          <table:table-cell/>
          <table:table-cell office:value-type="string">
            <text:p>A</text:p>
          </table:table-cell>
          <table:table-cell office:value-type="float" office:value="4">
            <text:p>4</text:p>
          </table:table-cell>
          <table:table-cell table:number-columns-repeated="982"/>
        </table:table-row>
        <table:table-row table:style-name="ro2">
          <table:table-cell table:style-name="ce2" office:value-type="string">
            <text:p>Jacob Hanko</text:p>
          </table:table-cell>
          <table:table-cell table:number-columns-repeated="2" office:value-type="string">
            <text:p>A</text:p>
          </table:table-cell>
          <table:table-cell office:value-type="string">
            <text:p>B+</text:p>
          </table:table-cell>
          <table:table-cell office:value-type="string">
            <text:p>A</text:p>
          </table:table-cell>
          <table:table-cell table:style-name="ce7" table:formula="of:=(SUM(VLOOKUP([.B4]; [.$AD$2:.$AE$14]; 2; 0); VLOOKUP([.C4]; [.$AD$2:.$AE$14]; 2; 0); VLOOKUP([.D4]; [.$AD$2:.$AE$14]; 2; 0); VLOOKUP([.E4]; [.$AD$2:.$AE$14]; 2; 0)))/400*0.4" office:value-type="float" office:value="0.377">
            <text:p>0.37700</text:p>
          </table:table-cell>
          <table:table-cell/>
          <table:table-cell table:style-name="ce5" office:value-type="float" office:value="71">
            <text:p>71</text:p>
          </table:table-cell>
          <table:table-cell table:style-name="ce7" table:formula="of:=[.H4]/80*0.1" office:value-type="float" office:value="0.08875">
            <text:p>0.08875</text:p>
          </table:table-cell>
          <table:table-cell/>
          <table:table-cell table:number-columns-repeated="2" table:style-name="ce5" office:value-type="string">
            <text:p>B+</text:p>
          </table:table-cell>
          <table:table-cell table:style-name="ce7" table:formula="of:=SUM(VLOOKUP([.K4]; [.$AD$2:.$AE$14]; 2; 0); VLOOKUP([.L4]; [.$AD$2:.$AE$14]; 2; 0))/200*0.05" office:value-type="float" office:value="0.0445">
            <text:p>0.04450</text:p>
          </table:table-cell>
          <table:table-cell/>
          <table:table-cell table:style-name="ce5" office:value-type="string">
            <text:p>A</text:p>
          </table:table-cell>
          <table:table-cell table:style-name="ce7" table:formula="of:=VLOOKUP([.O4]; [.$AD$2:.$AE$14]; 2; 0)/100*0.1" office:value-type="float" office:value="0.096">
            <text:p>0.09600</text:p>
          </table:table-cell>
          <table:table-cell/>
          <table:table-cell table:style-name="ce5" office:value-type="string">
            <text:p>A</text:p>
          </table:table-cell>
          <table:table-cell table:style-name="ce7" table:formula="of:=VLOOKUP([.R4]; [.$AD$2:.$AE$14]; 2; 0)/100*0.1" office:value-type="float" office:value="0.096">
            <text:p>0.09600</text:p>
          </table:table-cell>
          <table:table-cell/>
          <table:table-cell office:value-type="float" office:value="115">
            <text:p>115</text:p>
          </table:table-cell>
          <table:table-cell table:formula="of:=MIN([.U4]; 120) / 120 * 0.05" office:value-type="float" office:value="0.0479166666666667">
            <text:p>0.04792</text:p>
          </table:table-cell>
          <table:table-cell/>
          <table:table-cell table:style-name="ce13" table:formula="of:=[.F4] + [.I4] + [.M4] + [.P4] + [.S4] + [.V4]" office:value-type="float" office:value="0.750166666666667">
            <text:p>0.75017</text:p>
          </table:table-cell>
          <table:table-cell table:formula="of:=IF([.X4]&gt;=0.9875;&quot;A+&quot;;  IF([.X4]&gt;=0.96; &quot;A&quot;; IF([.X4]&gt;=0.93; &quot;A-&quot;; IF([.X4]&gt;=0.89; &quot;B+&quot;; IF([.X4]&gt;=0.86;&quot;B&quot;; IF([.X4]&gt;=0.83; &quot;B-&quot;; IF([.X4]&gt;=79; &quot;C+&quot;; IF([.X4]&gt;=0.76;&quot;C&quot;; IF([.X4]&gt;=0.73; &quot;C-&quot;; IF([.X4]&gt;=0.69; &quot;D+&quot;; IF([.X4]&gt;=0.66;&quot;D&quot;; IF([.X4]&gt;=0.63; &quot;D-&quot;; &quot;F&quot;))))))))))))" office:value-type="string" office:string-value="C-">
            <text:p>C-</text:p>
          </table:table-cell>
          <table:table-cell table:style-name="ce17" table:formula="of:=IF([.X4]&gt;=0.9875;&quot;A+&quot;;  IF([.X4]&gt;=0.94; &quot;A&quot;; IF([.X4]&gt;=0.9; &quot;A-&quot;; IF([.X4]&gt;=0.87; &quot;B+&quot;; IF([.X4]&gt;=0.84;&quot;B&quot;; IF([.X4]&gt;=0.8; &quot;B-&quot;; IF([.X4]&gt;=0.77; &quot;C+&quot;; IF([.X4]&gt;=0.74;&quot;C&quot;; IF([.X4]&gt;=0.7; &quot;C-&quot;; IF([.X4]&gt;=0.67; &quot;D+&quot;; IF([.X4]&gt;=0.64;&quot;D&quot;; IF([.X4]&gt;=0.6; &quot;D-&quot;; &quot;F&quot;))))))))))))" office:value-type="string" office:string-value="C">
            <text:p>C</text:p>
          </table:table-cell>
          <table:table-cell table:style-name="ce16" table:formula="of:=VLOOKUP([.Y4]; [.$AG$2:.$AH$14]; 2; 0)" office:value-type="float" office:value="1.7">
            <text:p>1.7</text:p>
          </table:table-cell>
          <table:table-cell table:style-name="ce16" table:formula="of:=VLOOKUP([.Z4]; [.$AG$2:.$AH$14]; 2; 0)" office:value-type="float" office:value="2">
            <text:p>2</text:p>
          </table:table-cell>
          <table:table-cell/>
          <table:table-cell office:value-type="string">
            <text:p>A-</text:p>
          </table:table-cell>
          <table:table-cell office:value-type="float" office:value="93">
            <text:p>93</text:p>
          </table:table-cell>
          <table:table-cell/>
          <table:table-cell office:value-type="string">
            <text:p>A-</text:p>
          </table:table-cell>
          <table:table-cell office:value-type="float" office:value="3.7">
            <text:p>3.7</text:p>
          </table:table-cell>
          <table:table-cell table:number-columns-repeated="982"/>
        </table:table-row>
        <table:table-row table:style-name="ro2">
          <table:table-cell table:style-name="ce2" office:value-type="string">
            <text:p>Douglas Hanley</text:p>
          </table:table-cell>
          <table:table-cell office:value-type="string">
            <text:p>C-</text:p>
          </table:table-cell>
          <table:table-cell office:value-type="string">
            <text:p>C</text:p>
          </table:table-cell>
          <table:table-cell office:value-type="string">
            <text:p>C+</text:p>
          </table:table-cell>
          <table:table-cell office:value-type="string">
            <text:p>B-</text:p>
          </table:table-cell>
          <table:table-cell table:style-name="ce7" table:formula="of:=(SUM(VLOOKUP([.B5]; [.$AD$2:.$AE$14]; 2; 0); VLOOKUP([.C5]; [.$AD$2:.$AE$14]; 2; 0); VLOOKUP([.D5]; [.$AD$2:.$AE$14]; 2; 0); VLOOKUP([.E5]; [.$AD$2:.$AE$14]; 2; 0)))/400*0.4" office:value-type="float" office:value="0.311">
            <text:p>0.31100</text:p>
          </table:table-cell>
          <table:table-cell/>
          <table:table-cell table:style-name="ce5" office:value-type="float" office:value="69">
            <text:p>69</text:p>
          </table:table-cell>
          <table:table-cell table:style-name="ce7" table:formula="of:=[.H5]/80*0.1" office:value-type="float" office:value="0.08625">
            <text:p>0.08625</text:p>
          </table:table-cell>
          <table:table-cell/>
          <table:table-cell table:style-name="ce5" office:value-type="string">
            <text:p>B-</text:p>
          </table:table-cell>
          <table:table-cell table:style-name="ce5" office:value-type="string">
            <text:p>B</text:p>
          </table:table-cell>
          <table:table-cell table:style-name="ce7" table:formula="of:=SUM(VLOOKUP([.K5]; [.$AD$2:.$AE$14]; 2; 0); VLOOKUP([.L5]; [.$AD$2:.$AE$14]; 2; 0))/200*0.05" office:value-type="float" office:value="0.04225">
            <text:p>0.04225</text:p>
          </table:table-cell>
          <table:table-cell/>
          <table:table-cell table:style-name="ce5" office:value-type="string">
            <text:p>B</text:p>
          </table:table-cell>
          <table:table-cell table:style-name="ce7" table:formula="of:=VLOOKUP([.O5]; [.$AD$2:.$AE$14]; 2; 0)/100*0.1" office:value-type="float" office:value="0.086">
            <text:p>0.08600</text:p>
          </table:table-cell>
          <table:table-cell/>
          <table:table-cell table:style-name="ce5" office:value-type="string">
            <text:p>B+</text:p>
          </table:table-cell>
          <table:table-cell table:style-name="ce7" table:formula="of:=VLOOKUP([.R5]; [.$AD$2:.$AE$14]; 2; 0)/100*0.1" office:value-type="float" office:value="0.089">
            <text:p>0.08900</text:p>
          </table:table-cell>
          <table:table-cell/>
          <table:table-cell office:value-type="float" office:value="105">
            <text:p>105</text:p>
          </table:table-cell>
          <table:table-cell table:formula="of:=MIN([.U5]; 120) / 120 * 0.05" office:value-type="float" office:value="0.04375">
            <text:p>0.04375</text:p>
          </table:table-cell>
          <table:table-cell/>
          <table:table-cell table:style-name="ce13" table:formula="of:=[.F5] + [.I5] + [.M5] + [.P5] + [.S5] + [.V5]" office:value-type="float" office:value="0.65825">
            <text:p>0.65825</text:p>
          </table:table-cell>
          <table:table-cell table:formula="of:=IF([.X5]&gt;=0.9875;&quot;A+&quot;;  IF([.X5]&gt;=0.96; &quot;A&quot;; IF([.X5]&gt;=0.93; &quot;A-&quot;; IF([.X5]&gt;=0.89; &quot;B+&quot;; IF([.X5]&gt;=0.86;&quot;B&quot;; IF([.X5]&gt;=0.83; &quot;B-&quot;; IF([.X5]&gt;=79; &quot;C+&quot;; IF([.X5]&gt;=0.76;&quot;C&quot;; IF([.X5]&gt;=0.73; &quot;C-&quot;; IF([.X5]&gt;=0.69; &quot;D+&quot;; IF([.X5]&gt;=0.66;&quot;D&quot;; IF([.X5]&gt;=0.63; &quot;D-&quot;; &quot;F&quot;))))))))))))" office:value-type="string" office:string-value="D-">
            <text:p>D-</text:p>
          </table:table-cell>
          <table:table-cell table:style-name="ce17" table:formula="of:=IF([.X5]&gt;=0.9875;&quot;A+&quot;;  IF([.X5]&gt;=0.94; &quot;A&quot;; IF([.X5]&gt;=0.9; &quot;A-&quot;; IF([.X5]&gt;=0.87; &quot;B+&quot;; IF([.X5]&gt;=0.84;&quot;B&quot;; IF([.X5]&gt;=0.8; &quot;B-&quot;; IF([.X5]&gt;=0.77; &quot;C+&quot;; IF([.X5]&gt;=0.74;&quot;C&quot;; IF([.X5]&gt;=0.7; &quot;C-&quot;; IF([.X5]&gt;=0.67; &quot;D+&quot;; IF([.X5]&gt;=0.64;&quot;D&quot;; IF([.X5]&gt;=0.6; &quot;D-&quot;; &quot;F&quot;))))))))))))" office:value-type="string" office:string-value="D">
            <text:p>D</text:p>
          </table:table-cell>
          <table:table-cell table:style-name="ce16" table:formula="of:=VLOOKUP([.Y5]; [.$AG$2:.$AH$14]; 2; 0)" office:value-type="float" office:value="0">
            <text:p>0</text:p>
          </table:table-cell>
          <table:table-cell table:style-name="ce16" table:formula="of:=VLOOKUP([.Z5]; [.$AG$2:.$AH$14]; 2; 0)" office:value-type="float" office:value="1">
            <text:p>1</text:p>
          </table:table-cell>
          <table:table-cell/>
          <table:table-cell office:value-type="string">
            <text:p>B+</text:p>
          </table:table-cell>
          <table:table-cell office:value-type="float" office:value="89">
            <text:p>89</text:p>
          </table:table-cell>
          <table:table-cell/>
          <table:table-cell office:value-type="string">
            <text:p>B+</text:p>
          </table:table-cell>
          <table:table-cell office:value-type="float" office:value="3.3">
            <text:p>3.3</text:p>
          </table:table-cell>
          <table:table-cell table:number-columns-repeated="982"/>
        </table:table-row>
        <table:table-row table:style-name="ro2">
          <table:table-cell table:style-name="ce2" office:value-type="string">
            <text:p>Lucas Hawk</text:p>
          </table:table-cell>
          <table:table-cell office:value-type="string">
            <text:p>A</text:p>
          </table:table-cell>
          <table:table-cell office:value-type="string">
            <text:p>A-</text:p>
          </table:table-cell>
          <table:table-cell table:number-columns-repeated="2" office:value-type="string">
            <text:p>A</text:p>
          </table:table-cell>
          <table:table-cell table:style-name="ce7" table:formula="of:=(SUM(VLOOKUP([.B6]; [.$AD$2:.$AE$14]; 2; 0); VLOOKUP([.C6]; [.$AD$2:.$AE$14]; 2; 0); VLOOKUP([.D6]; [.$AD$2:.$AE$14]; 2; 0); VLOOKUP([.E6]; [.$AD$2:.$AE$14]; 2; 0)))/400*0.4" office:value-type="float" office:value="0.381">
            <text:p>0.38100</text:p>
          </table:table-cell>
          <table:table-cell/>
          <table:table-cell table:style-name="ce5" office:value-type="float" office:value="69">
            <text:p>69</text:p>
          </table:table-cell>
          <table:table-cell table:style-name="ce7" table:formula="of:=[.H6]/80*0.1" office:value-type="float" office:value="0.08625">
            <text:p>0.08625</text:p>
          </table:table-cell>
          <table:table-cell/>
          <table:table-cell table:style-name="ce5" office:value-type="string">
            <text:p>B</text:p>
          </table:table-cell>
          <table:table-cell table:style-name="ce5" office:value-type="string">
            <text:p>A</text:p>
          </table:table-cell>
          <table:table-cell table:style-name="ce7" table:formula="of:=SUM(VLOOKUP([.K6]; [.$AD$2:.$AE$14]; 2; 0); VLOOKUP([.L6]; [.$AD$2:.$AE$14]; 2; 0))/200*0.05" office:value-type="float" office:value="0.0455">
            <text:p>0.04550</text:p>
          </table:table-cell>
          <table:table-cell/>
          <table:table-cell table:style-name="ce5" office:value-type="string">
            <text:p>B</text:p>
          </table:table-cell>
          <table:table-cell table:style-name="ce7" table:formula="of:=VLOOKUP([.O6]; [.$AD$2:.$AE$14]; 2; 0)/100*0.1" office:value-type="float" office:value="0.086">
            <text:p>0.08600</text:p>
          </table:table-cell>
          <table:table-cell/>
          <table:table-cell table:style-name="ce5" office:value-type="string">
            <text:p>B</text:p>
          </table:table-cell>
          <table:table-cell table:style-name="ce7" table:formula="of:=VLOOKUP([.R6]; [.$AD$2:.$AE$14]; 2; 0)/100*0.1" office:value-type="float" office:value="0.086">
            <text:p>0.08600</text:p>
          </table:table-cell>
          <table:table-cell/>
          <table:table-cell office:value-type="float" office:value="115">
            <text:p>115</text:p>
          </table:table-cell>
          <table:table-cell table:formula="of:=MIN([.U6]; 120) / 120 * 0.05" office:value-type="float" office:value="0.0479166666666667">
            <text:p>0.04792</text:p>
          </table:table-cell>
          <table:table-cell/>
          <table:table-cell table:style-name="ce13" table:formula="of:=[.F6] + [.I6] + [.M6] + [.P6] + [.S6] + [.V6]" office:value-type="float" office:value="0.732666666666667">
            <text:p>0.73267</text:p>
          </table:table-cell>
          <table:table-cell table:formula="of:=IF([.X6]&gt;=0.9875;&quot;A+&quot;;  IF([.X6]&gt;=0.96; &quot;A&quot;; IF([.X6]&gt;=0.93; &quot;A-&quot;; IF([.X6]&gt;=0.89; &quot;B+&quot;; IF([.X6]&gt;=0.86;&quot;B&quot;; IF([.X6]&gt;=0.83; &quot;B-&quot;; IF([.X6]&gt;=79; &quot;C+&quot;; IF([.X6]&gt;=0.76;&quot;C&quot;; IF([.X6]&gt;=0.73; &quot;C-&quot;; IF([.X6]&gt;=0.69; &quot;D+&quot;; IF([.X6]&gt;=0.66;&quot;D&quot;; IF([.X6]&gt;=0.63; &quot;D-&quot;; &quot;F&quot;))))))))))))" office:value-type="string" office:string-value="C-">
            <text:p>C-</text:p>
          </table:table-cell>
          <table:table-cell table:style-name="ce17" table:formula="of:=IF([.X6]&gt;=0.9875;&quot;A+&quot;;  IF([.X6]&gt;=0.94; &quot;A&quot;; IF([.X6]&gt;=0.9; &quot;A-&quot;; IF([.X6]&gt;=0.87; &quot;B+&quot;; IF([.X6]&gt;=0.84;&quot;B&quot;; IF([.X6]&gt;=0.8; &quot;B-&quot;; IF([.X6]&gt;=0.77; &quot;C+&quot;; IF([.X6]&gt;=0.74;&quot;C&quot;; IF([.X6]&gt;=0.7; &quot;C-&quot;; IF([.X6]&gt;=0.67; &quot;D+&quot;; IF([.X6]&gt;=0.64;&quot;D&quot;; IF([.X6]&gt;=0.6; &quot;D-&quot;; &quot;F&quot;))))))))))))" office:value-type="string" office:string-value="C-">
            <text:p>C-</text:p>
          </table:table-cell>
          <table:table-cell table:style-name="ce16" table:formula="of:=VLOOKUP([.Y6]; [.$AG$2:.$AH$14]; 2; 0)" office:value-type="float" office:value="1.7">
            <text:p>1.7</text:p>
          </table:table-cell>
          <table:table-cell table:style-name="ce16" table:formula="of:=VLOOKUP([.Z6]; [.$AG$2:.$AH$14]; 2; 0)" office:value-type="float" office:value="1.7">
            <text:p>1.7</text:p>
          </table:table-cell>
          <table:table-cell/>
          <table:table-cell office:value-type="string">
            <text:p>B</text:p>
          </table:table-cell>
          <table:table-cell office:value-type="float" office:value="86">
            <text:p>86</text:p>
          </table:table-cell>
          <table:table-cell/>
          <table:table-cell office:value-type="string">
            <text:p>B</text:p>
          </table:table-cell>
          <table:table-cell office:value-type="float" office:value="3">
            <text:p>3</text:p>
          </table:table-cell>
          <table:table-cell table:number-columns-repeated="982"/>
        </table:table-row>
        <table:table-row table:style-name="ro2">
          <table:table-cell table:style-name="ce2" office:value-type="string">
            <text:p>Nicholas Hesch</text:p>
          </table:table-cell>
          <table:table-cell office:value-type="string">
            <text:p>B-</text:p>
          </table:table-cell>
          <table:table-cell office:value-type="string">
            <text:p>C-</text:p>
          </table:table-cell>
          <table:table-cell table:number-columns-repeated="2" office:value-type="string">
            <text:p>B-</text:p>
          </table:table-cell>
          <table:table-cell table:style-name="ce7" table:formula="of:=(SUM(VLOOKUP([.B7]; [.$AD$2:.$AE$14]; 2; 0); VLOOKUP([.C7]; [.$AD$2:.$AE$14]; 2; 0); VLOOKUP([.D7]; [.$AD$2:.$AE$14]; 2; 0); VLOOKUP([.E7]; [.$AD$2:.$AE$14]; 2; 0)))/400*0.4" office:value-type="float" office:value="0.322">
            <text:p>0.32200</text:p>
          </table:table-cell>
          <table:table-cell/>
          <table:table-cell table:style-name="ce5" office:value-type="float" office:value="70">
            <text:p>70</text:p>
          </table:table-cell>
          <table:table-cell table:style-name="ce7" table:formula="of:=[.H7]/80*0.1" office:value-type="float" office:value="0.0875">
            <text:p>0.08750</text:p>
          </table:table-cell>
          <table:table-cell/>
          <table:table-cell table:style-name="ce5" office:value-type="string">
            <text:p>B</text:p>
          </table:table-cell>
          <table:table-cell table:style-name="ce5" office:value-type="string">
            <text:p>B+</text:p>
          </table:table-cell>
          <table:table-cell table:style-name="ce7" table:formula="of:=SUM(VLOOKUP([.K7]; [.$AD$2:.$AE$14]; 2; 0); VLOOKUP([.L7]; [.$AD$2:.$AE$14]; 2; 0))/200*0.05" office:value-type="float" office:value="0.04375">
            <text:p>0.04375</text:p>
          </table:table-cell>
          <table:table-cell/>
          <table:table-cell table:style-name="ce5" office:value-type="string">
            <text:p>B</text:p>
          </table:table-cell>
          <table:table-cell table:style-name="ce7" table:formula="of:=VLOOKUP([.O7]; [.$AD$2:.$AE$14]; 2; 0)/100*0.1" office:value-type="float" office:value="0.086">
            <text:p>0.08600</text:p>
          </table:table-cell>
          <table:table-cell/>
          <table:table-cell table:style-name="ce5" office:value-type="string">
            <text:p>B-</text:p>
          </table:table-cell>
          <table:table-cell table:style-name="ce7" table:formula="of:=VLOOKUP([.R7]; [.$AD$2:.$AE$14]; 2; 0)/100*0.1" office:value-type="float" office:value="0.083">
            <text:p>0.08300</text:p>
          </table:table-cell>
          <table:table-cell/>
          <table:table-cell office:value-type="float" office:value="100">
            <text:p>100</text:p>
          </table:table-cell>
          <table:table-cell table:formula="of:=MIN([.U7]; 120) / 120 * 0.05" office:value-type="float" office:value="0.0416666666666667">
            <text:p>0.04167</text:p>
          </table:table-cell>
          <table:table-cell/>
          <table:table-cell table:style-name="ce13" table:formula="of:=[.F7] + [.I7] + [.M7] + [.P7] + [.S7] + [.V7]" office:value-type="float" office:value="0.663916666666667">
            <text:p>0.66392</text:p>
          </table:table-cell>
          <table:table-cell table:formula="of:=IF([.X7]&gt;=0.9875;&quot;A+&quot;;  IF([.X7]&gt;=0.96; &quot;A&quot;; IF([.X7]&gt;=0.93; &quot;A-&quot;; IF([.X7]&gt;=0.89; &quot;B+&quot;; IF([.X7]&gt;=0.86;&quot;B&quot;; IF([.X7]&gt;=0.83; &quot;B-&quot;; IF([.X7]&gt;=79; &quot;C+&quot;; IF([.X7]&gt;=0.76;&quot;C&quot;; IF([.X7]&gt;=0.73; &quot;C-&quot;; IF([.X7]&gt;=0.69; &quot;D+&quot;; IF([.X7]&gt;=0.66;&quot;D&quot;; IF([.X7]&gt;=0.63; &quot;D-&quot;; &quot;F&quot;))))))))))))" office:value-type="string" office:string-value="D">
            <text:p>D</text:p>
          </table:table-cell>
          <table:table-cell table:style-name="ce17" table:formula="of:=IF([.X7]&gt;=0.9875;&quot;A+&quot;;  IF([.X7]&gt;=0.94; &quot;A&quot;; IF([.X7]&gt;=0.9; &quot;A-&quot;; IF([.X7]&gt;=0.87; &quot;B+&quot;; IF([.X7]&gt;=0.84;&quot;B&quot;; IF([.X7]&gt;=0.8; &quot;B-&quot;; IF([.X7]&gt;=0.77; &quot;C+&quot;; IF([.X7]&gt;=0.74;&quot;C&quot;; IF([.X7]&gt;=0.7; &quot;C-&quot;; IF([.X7]&gt;=0.67; &quot;D+&quot;; IF([.X7]&gt;=0.64;&quot;D&quot;; IF([.X7]&gt;=0.6; &quot;D-&quot;; &quot;F&quot;))))))))))))" office:value-type="string" office:string-value="D">
            <text:p>D</text:p>
          </table:table-cell>
          <table:table-cell table:style-name="ce16" table:formula="of:=VLOOKUP([.Y7]; [.$AG$2:.$AH$14]; 2; 0)" office:value-type="float" office:value="1">
            <text:p>1</text:p>
          </table:table-cell>
          <table:table-cell table:style-name="ce16" table:formula="of:=VLOOKUP([.Z7]; [.$AG$2:.$AH$14]; 2; 0)" office:value-type="float" office:value="1">
            <text:p>1</text:p>
          </table:table-cell>
          <table:table-cell/>
          <table:table-cell office:value-type="string">
            <text:p>B-</text:p>
          </table:table-cell>
          <table:table-cell office:value-type="float" office:value="83">
            <text:p>83</text:p>
          </table:table-cell>
          <table:table-cell/>
          <table:table-cell office:value-type="string">
            <text:p>B-</text:p>
          </table:table-cell>
          <table:table-cell office:value-type="float" office:value="2.7">
            <text:p>2.7</text:p>
          </table:table-cell>
          <table:table-cell table:number-columns-repeated="982"/>
        </table:table-row>
        <table:table-row table:style-name="ro2">
          <table:table-cell table:style-name="ce2" office:value-type="string">
            <text:p>Phillip Hesch</text:p>
          </table:table-cell>
          <table:table-cell office:value-type="string">
            <text:p>B</text:p>
          </table:table-cell>
          <table:table-cell office:value-type="string">
            <text:p>C-</text:p>
          </table:table-cell>
          <table:table-cell table:number-columns-repeated="2" office:value-type="string">
            <text:p>B-</text:p>
          </table:table-cell>
          <table:table-cell table:style-name="ce7" table:formula="of:=(SUM(VLOOKUP([.B8]; [.$AD$2:.$AE$14]; 2; 0); VLOOKUP([.C8]; [.$AD$2:.$AE$14]; 2; 0); VLOOKUP([.D8]; [.$AD$2:.$AE$14]; 2; 0); VLOOKUP([.E8]; [.$AD$2:.$AE$14]; 2; 0)))/400*0.4" office:value-type="float" office:value="0.325">
            <text:p>0.32500</text:p>
          </table:table-cell>
          <table:table-cell/>
          <table:table-cell table:style-name="ce5" office:value-type="float" office:value="67">
            <text:p>67</text:p>
          </table:table-cell>
          <table:table-cell table:style-name="ce7" table:formula="of:=[.H8]/80*0.1" office:value-type="float" office:value="0.08375">
            <text:p>0.08375</text:p>
          </table:table-cell>
          <table:table-cell/>
          <table:table-cell table:style-name="ce5" office:value-type="string">
            <text:p>B-</text:p>
          </table:table-cell>
          <table:table-cell table:style-name="ce5" office:value-type="string">
            <text:p>B+</text:p>
          </table:table-cell>
          <table:table-cell table:style-name="ce7" table:formula="of:=SUM(VLOOKUP([.K8]; [.$AD$2:.$AE$14]; 2; 0); VLOOKUP([.L8]; [.$AD$2:.$AE$14]; 2; 0))/200*0.05" office:value-type="float" office:value="0.043">
            <text:p>0.04300</text:p>
          </table:table-cell>
          <table:table-cell/>
          <table:table-cell table:style-name="ce5" office:value-type="string">
            <text:p>B</text:p>
          </table:table-cell>
          <table:table-cell table:style-name="ce7" table:formula="of:=VLOOKUP([.O8]; [.$AD$2:.$AE$14]; 2; 0)/100*0.1" office:value-type="float" office:value="0.086">
            <text:p>0.08600</text:p>
          </table:table-cell>
          <table:table-cell/>
          <table:table-cell table:style-name="ce5" office:value-type="string">
            <text:p>B+</text:p>
          </table:table-cell>
          <table:table-cell table:style-name="ce7" table:formula="of:=VLOOKUP([.R8]; [.$AD$2:.$AE$14]; 2; 0)/100*0.1" office:value-type="float" office:value="0.089">
            <text:p>0.08900</text:p>
          </table:table-cell>
          <table:table-cell/>
          <table:table-cell office:value-type="float" office:value="90">
            <text:p>90</text:p>
          </table:table-cell>
          <table:table-cell table:formula="of:=MIN([.U8]; 120) / 120 * 0.05" office:value-type="float" office:value="0.0375">
            <text:p>0.03750</text:p>
          </table:table-cell>
          <table:table-cell/>
          <table:table-cell table:style-name="ce13" table:formula="of:=[.F8] + [.I8] + [.M8] + [.P8] + [.S8] + [.V8]" office:value-type="float" office:value="0.66425">
            <text:p>0.66425</text:p>
          </table:table-cell>
          <table:table-cell table:formula="of:=IF([.X8]&gt;=0.9875;&quot;A+&quot;;  IF([.X8]&gt;=0.96; &quot;A&quot;; IF([.X8]&gt;=0.93; &quot;A-&quot;; IF([.X8]&gt;=0.89; &quot;B+&quot;; IF([.X8]&gt;=0.86;&quot;B&quot;; IF([.X8]&gt;=0.83; &quot;B-&quot;; IF([.X8]&gt;=79; &quot;C+&quot;; IF([.X8]&gt;=0.76;&quot;C&quot;; IF([.X8]&gt;=0.73; &quot;C-&quot;; IF([.X8]&gt;=0.69; &quot;D+&quot;; IF([.X8]&gt;=0.66;&quot;D&quot;; IF([.X8]&gt;=0.63; &quot;D-&quot;; &quot;F&quot;))))))))))))" office:value-type="string" office:string-value="D">
            <text:p>D</text:p>
          </table:table-cell>
          <table:table-cell table:style-name="ce17" table:formula="of:=IF([.X8]&gt;=0.9875;&quot;A+&quot;;  IF([.X8]&gt;=0.94; &quot;A&quot;; IF([.X8]&gt;=0.9; &quot;A-&quot;; IF([.X8]&gt;=0.87; &quot;B+&quot;; IF([.X8]&gt;=0.84;&quot;B&quot;; IF([.X8]&gt;=0.8; &quot;B-&quot;; IF([.X8]&gt;=0.77; &quot;C+&quot;; IF([.X8]&gt;=0.74;&quot;C&quot;; IF([.X8]&gt;=0.7; &quot;C-&quot;; IF([.X8]&gt;=0.67; &quot;D+&quot;; IF([.X8]&gt;=0.64;&quot;D&quot;; IF([.X8]&gt;=0.6; &quot;D-&quot;; &quot;F&quot;))))))))))))" office:value-type="string" office:string-value="D">
            <text:p>D</text:p>
          </table:table-cell>
          <table:table-cell table:style-name="ce16" table:formula="of:=VLOOKUP([.Y8]; [.$AG$2:.$AH$14]; 2; 0)" office:value-type="float" office:value="1">
            <text:p>1</text:p>
          </table:table-cell>
          <table:table-cell table:style-name="ce16" table:formula="of:=VLOOKUP([.Z8]; [.$AG$2:.$AH$14]; 2; 0)" office:value-type="float" office:value="1">
            <text:p>1</text:p>
          </table:table-cell>
          <table:table-cell/>
          <table:table-cell office:value-type="string">
            <text:p>C+</text:p>
          </table:table-cell>
          <table:table-cell office:value-type="float" office:value="79">
            <text:p>79</text:p>
          </table:table-cell>
          <table:table-cell/>
          <table:table-cell office:value-type="string">
            <text:p>C+</text:p>
          </table:table-cell>
          <table:table-cell office:value-type="float" office:value="2.3">
            <text:p>2.3</text:p>
          </table:table-cell>
          <table:table-cell table:number-columns-repeated="982"/>
        </table:table-row>
        <table:table-row table:style-name="ro2">
          <table:table-cell table:style-name="ce2" office:value-type="string">
            <text:p>Mark Hollis</text:p>
          </table:table-cell>
          <table:table-cell office:value-type="string">
            <text:p>B</text:p>
          </table:table-cell>
          <table:table-cell office:value-type="string">
            <text:p>B-</text:p>
          </table:table-cell>
          <table:table-cell office:value-type="string">
            <text:p>C</text:p>
          </table:table-cell>
          <table:table-cell office:value-type="string">
            <text:p>B-</text:p>
          </table:table-cell>
          <table:table-cell table:style-name="ce7" table:formula="of:=(SUM(VLOOKUP([.B9]; [.$AD$2:.$AE$14]; 2; 0); VLOOKUP([.C9]; [.$AD$2:.$AE$14]; 2; 0); VLOOKUP([.D9]; [.$AD$2:.$AE$14]; 2; 0); VLOOKUP([.E9]; [.$AD$2:.$AE$14]; 2; 0)))/400*0.4" office:value-type="float" office:value="0.328">
            <text:p>0.32800</text:p>
          </table:table-cell>
          <table:table-cell/>
          <table:table-cell table:style-name="ce5" office:value-type="float" office:value="0">
            <text:p>0</text:p>
          </table:table-cell>
          <table:table-cell table:style-name="ce7" table:formula="of:=[.H9]/80*0.1" office:value-type="float" office:value="0">
            <text:p>0.00000</text:p>
          </table:table-cell>
          <table:table-cell/>
          <table:table-cell table:style-name="ce5" office:value-type="string">
            <text:p>C-</text:p>
          </table:table-cell>
          <table:table-cell table:style-name="ce5" office:value-type="string">
            <text:p>F</text:p>
          </table:table-cell>
          <table:table-cell table:style-name="ce7" table:formula="of:=SUM(VLOOKUP([.K9]; [.$AD$2:.$AE$14]; 2; 0); VLOOKUP([.L9]; [.$AD$2:.$AE$14]; 2; 0))/200*0.05" office:value-type="float" office:value="0.01825">
            <text:p>0.01825</text:p>
          </table:table-cell>
          <table:table-cell/>
          <table:table-cell table:style-name="ce5" office:value-type="string">
            <text:p>F</text:p>
          </table:table-cell>
          <table:table-cell table:style-name="ce7" table:formula="of:=VLOOKUP([.O9]; [.$AD$2:.$AE$14]; 2; 0)/100*0.1" office:value-type="float" office:value="0">
            <text:p>0.00000</text:p>
          </table:table-cell>
          <table:table-cell/>
          <table:table-cell table:style-name="ce5" office:value-type="string">
            <text:p>F</text:p>
          </table:table-cell>
          <table:table-cell table:style-name="ce7" table:formula="of:=VLOOKUP([.R9]; [.$AD$2:.$AE$14]; 2; 0)/100*0.1" office:value-type="float" office:value="0">
            <text:p>0.00000</text:p>
          </table:table-cell>
          <table:table-cell/>
          <table:table-cell office:value-type="float" office:value="0">
            <text:p>0</text:p>
          </table:table-cell>
          <table:table-cell table:formula="of:=MIN([.U9]; 120) / 120 * 0.05" office:value-type="float" office:value="0">
            <text:p>0.00000</text:p>
          </table:table-cell>
          <table:table-cell/>
          <table:table-cell table:style-name="ce13" table:formula="of:=[.F9] + [.I9] + [.M9] + [.P9] + [.S9] + [.V9]" office:value-type="float" office:value="0.34625">
            <text:p>0.34625</text:p>
          </table:table-cell>
          <table:table-cell table:formula="of:=IF([.X9]&gt;=0.9875;&quot;A+&quot;;  IF([.X9]&gt;=0.96; &quot;A&quot;; IF([.X9]&gt;=0.93; &quot;A-&quot;; IF([.X9]&gt;=0.89; &quot;B+&quot;; IF([.X9]&gt;=0.86;&quot;B&quot;; IF([.X9]&gt;=0.83; &quot;B-&quot;; IF([.X9]&gt;=79; &quot;C+&quot;; IF([.X9]&gt;=0.76;&quot;C&quot;; IF([.X9]&gt;=0.73; &quot;C-&quot;; IF([.X9]&gt;=0.69; &quot;D+&quot;; IF([.X9]&gt;=0.66;&quot;D&quot;; IF([.X9]&gt;=0.63; &quot;D-&quot;; &quot;F&quot;))))))))))))" office:value-type="string" office:string-value="F">
            <text:p>F</text:p>
          </table:table-cell>
          <table:table-cell table:style-name="ce17" table:formula="of:=IF([.X9]&gt;=0.9875;&quot;A+&quot;;  IF([.X9]&gt;=0.94; &quot;A&quot;; IF([.X9]&gt;=0.9; &quot;A-&quot;; IF([.X9]&gt;=0.87; &quot;B+&quot;; IF([.X9]&gt;=0.84;&quot;B&quot;; IF([.X9]&gt;=0.8; &quot;B-&quot;; IF([.X9]&gt;=0.77; &quot;C+&quot;; IF([.X9]&gt;=0.74;&quot;C&quot;; IF([.X9]&gt;=0.7; &quot;C-&quot;; IF([.X9]&gt;=0.67; &quot;D+&quot;; IF([.X9]&gt;=0.64;&quot;D&quot;; IF([.X9]&gt;=0.6; &quot;D-&quot;; &quot;F&quot;))))))))))))" office:value-type="string" office:string-value="F">
            <text:p>F</text:p>
          </table:table-cell>
          <table:table-cell table:style-name="ce16" table:formula="of:=VLOOKUP([.Y9]; [.$AG$2:.$AH$14]; 2; 0)" office:value-type="float" office:value="0">
            <text:p>0</text:p>
          </table:table-cell>
          <table:table-cell table:style-name="ce16" table:formula="of:=VLOOKUP([.Z9]; [.$AG$2:.$AH$14]; 2; 0)" office:value-type="float" office:value="0">
            <text:p>0</text:p>
          </table:table-cell>
          <table:table-cell/>
          <table:table-cell office:value-type="string">
            <text:p>C</text:p>
          </table:table-cell>
          <table:table-cell office:value-type="float" office:value="76">
            <text:p>76</text:p>
          </table:table-cell>
          <table:table-cell/>
          <table:table-cell office:value-type="string">
            <text:p>C</text:p>
          </table:table-cell>
          <table:table-cell office:value-type="float" office:value="2">
            <text:p>2</text:p>
          </table:table-cell>
          <table:table-cell table:number-columns-repeated="982"/>
        </table:table-row>
        <table:table-row table:style-name="ro2">
          <table:table-cell table:style-name="ce2" office:value-type="string">
            <text:p>Colton McCurdy</text:p>
          </table:table-cell>
          <table:table-cell office:value-type="string">
            <text:p>B-</text:p>
          </table:table-cell>
          <table:table-cell table:number-columns-repeated="2" office:value-type="string">
            <text:p>A</text:p>
          </table:table-cell>
          <table:table-cell office:value-type="string">
            <text:p>A-</text:p>
          </table:table-cell>
          <table:table-cell table:style-name="ce7" table:formula="of:=(SUM(VLOOKUP([.B10]; [.$AD$2:.$AE$14]; 2; 0); VLOOKUP([.C10]; [.$AD$2:.$AE$14]; 2; 0); VLOOKUP([.D10]; [.$AD$2:.$AE$14]; 2; 0); VLOOKUP([.E10]; [.$AD$2:.$AE$14]; 2; 0)))/400*0.4" office:value-type="float" office:value="0.368">
            <text:p>0.36800</text:p>
          </table:table-cell>
          <table:table-cell/>
          <table:table-cell table:style-name="ce5" office:value-type="float" office:value="70">
            <text:p>70</text:p>
          </table:table-cell>
          <table:table-cell table:style-name="ce7" table:formula="of:=[.H10]/80*0.1" office:value-type="float" office:value="0.0875">
            <text:p>0.08750</text:p>
          </table:table-cell>
          <table:table-cell/>
          <table:table-cell table:style-name="ce5" office:value-type="string">
            <text:p>B-</text:p>
          </table:table-cell>
          <table:table-cell table:style-name="ce5" office:value-type="string">
            <text:p>B+</text:p>
          </table:table-cell>
          <table:table-cell table:style-name="ce7" table:formula="of:=SUM(VLOOKUP([.K10]; [.$AD$2:.$AE$14]; 2; 0); VLOOKUP([.L10]; [.$AD$2:.$AE$14]; 2; 0))/200*0.05" office:value-type="float" office:value="0.043">
            <text:p>0.04300</text:p>
          </table:table-cell>
          <table:table-cell/>
          <table:table-cell table:style-name="ce5" office:value-type="string">
            <text:p>B</text:p>
          </table:table-cell>
          <table:table-cell table:style-name="ce7" table:formula="of:=VLOOKUP([.O10]; [.$AD$2:.$AE$14]; 2; 0)/100*0.1" office:value-type="float" office:value="0.086">
            <text:p>0.08600</text:p>
          </table:table-cell>
          <table:table-cell/>
          <table:table-cell table:style-name="ce5" office:value-type="string">
            <text:p>B-</text:p>
          </table:table-cell>
          <table:table-cell table:style-name="ce7" table:formula="of:=VLOOKUP([.R10]; [.$AD$2:.$AE$14]; 2; 0)/100*0.1" office:value-type="float" office:value="0.083">
            <text:p>0.08300</text:p>
          </table:table-cell>
          <table:table-cell/>
          <table:table-cell office:value-type="float" office:value="0">
            <text:p>0</text:p>
          </table:table-cell>
          <table:table-cell table:formula="of:=MIN([.U10]; 120) / 120 * 0.05" office:value-type="float" office:value="0">
            <text:p>0.00000</text:p>
          </table:table-cell>
          <table:table-cell/>
          <table:table-cell table:style-name="ce13" table:formula="of:=[.F10] + [.I10] + [.M10] + [.P10] + [.S10] + [.V10]" office:value-type="float" office:value="0.6675">
            <text:p>0.66750</text:p>
          </table:table-cell>
          <table:table-cell table:formula="of:=IF([.X10]&gt;=0.9875;&quot;A+&quot;;  IF([.X10]&gt;=0.96; &quot;A&quot;; IF([.X10]&gt;=0.93; &quot;A-&quot;; IF([.X10]&gt;=0.89; &quot;B+&quot;; IF([.X10]&gt;=0.86;&quot;B&quot;; IF([.X10]&gt;=0.83; &quot;B-&quot;; IF([.X10]&gt;=79; &quot;C+&quot;; IF([.X10]&gt;=0.76;&quot;C&quot;; IF([.X10]&gt;=0.73; &quot;C-&quot;; IF([.X10]&gt;=0.69; &quot;D+&quot;; IF([.X10]&gt;=0.66;&quot;D&quot;; IF([.X10]&gt;=0.63; &quot;D-&quot;; &quot;F&quot;))))))))))))" office:value-type="string" office:string-value="D">
            <text:p>D</text:p>
          </table:table-cell>
          <table:table-cell table:style-name="ce17" table:formula="of:=IF([.X10]&gt;=0.9875;&quot;A+&quot;;  IF([.X10]&gt;=0.94; &quot;A&quot;; IF([.X10]&gt;=0.9; &quot;A-&quot;; IF([.X10]&gt;=0.87; &quot;B+&quot;; IF([.X10]&gt;=0.84;&quot;B&quot;; IF([.X10]&gt;=0.8; &quot;B-&quot;; IF([.X10]&gt;=0.77; &quot;C+&quot;; IF([.X10]&gt;=0.74;&quot;C&quot;; IF([.X10]&gt;=0.7; &quot;C-&quot;; IF([.X10]&gt;=0.67; &quot;D+&quot;; IF([.X10]&gt;=0.64;&quot;D&quot;; IF([.X10]&gt;=0.6; &quot;D-&quot;; &quot;F&quot;))))))))))))" office:value-type="string" office:string-value="D">
            <text:p>D</text:p>
          </table:table-cell>
          <table:table-cell table:style-name="ce16" table:formula="of:=VLOOKUP([.Y10]; [.$AG$2:.$AH$14]; 2; 0)" office:value-type="float" office:value="1">
            <text:p>1</text:p>
          </table:table-cell>
          <table:table-cell table:style-name="ce16" table:formula="of:=VLOOKUP([.Z10]; [.$AG$2:.$AH$14]; 2; 0)" office:value-type="float" office:value="1">
            <text:p>1</text:p>
          </table:table-cell>
          <table:table-cell/>
          <table:table-cell office:value-type="string">
            <text:p>C-</text:p>
          </table:table-cell>
          <table:table-cell office:value-type="float" office:value="73">
            <text:p>73</text:p>
          </table:table-cell>
          <table:table-cell/>
          <table:table-cell office:value-type="string">
            <text:p>C-</text:p>
          </table:table-cell>
          <table:table-cell office:value-type="float" office:value="1.7">
            <text:p>1.7</text:p>
          </table:table-cell>
          <table:table-cell table:number-columns-repeated="982"/>
        </table:table-row>
        <table:table-row table:style-name="ro2">
          <table:table-cell table:style-name="ce2" office:value-type="string">
            <text:p>Kevin McIntyre</text:p>
          </table:table-cell>
          <table:table-cell office:value-type="string">
            <text:p>B</text:p>
          </table:table-cell>
          <table:table-cell office:value-type="string">
            <text:p>B-</text:p>
          </table:table-cell>
          <table:table-cell office:value-type="string">
            <text:p>B</text:p>
          </table:table-cell>
          <table:table-cell office:value-type="string">
            <text:p>A-</text:p>
          </table:table-cell>
          <table:table-cell table:style-name="ce7" table:formula="of:=(SUM(VLOOKUP([.B11]; [.$AD$2:.$AE$14]; 2; 0); VLOOKUP([.C11]; [.$AD$2:.$AE$14]; 2; 0); VLOOKUP([.D11]; [.$AD$2:.$AE$14]; 2; 0); VLOOKUP([.E11]; [.$AD$2:.$AE$14]; 2; 0)))/400*0.4" office:value-type="float" office:value="0.348">
            <text:p>0.34800</text:p>
          </table:table-cell>
          <table:table-cell/>
          <table:table-cell table:style-name="ce5" office:value-type="float" office:value="76">
            <text:p>76</text:p>
          </table:table-cell>
          <table:table-cell table:style-name="ce7" table:formula="of:=[.H11]/80*0.1" office:value-type="float" office:value="0.095">
            <text:p>0.09500</text:p>
          </table:table-cell>
          <table:table-cell office:value-type="string">
            <text:p>B</text:p>
          </table:table-cell>
          <table:table-cell table:style-name="ce5" office:value-type="string">
            <text:p>B+</text:p>
          </table:table-cell>
          <table:table-cell table:style-name="ce5" office:value-type="string">
            <text:p>A</text:p>
          </table:table-cell>
          <table:table-cell table:style-name="ce7" table:formula="of:=SUM(VLOOKUP([.K11]; [.$AD$2:.$AE$14]; 2; 0); VLOOKUP([.L11]; [.$AD$2:.$AE$14]; 2; 0))/200*0.05" office:value-type="float" office:value="0.04625">
            <text:p>0.04625</text:p>
          </table:table-cell>
          <table:table-cell/>
          <table:table-cell table:style-name="ce5" office:value-type="string">
            <text:p>A</text:p>
          </table:table-cell>
          <table:table-cell table:style-name="ce7" table:formula="of:=VLOOKUP([.O11]; [.$AD$2:.$AE$14]; 2; 0)/100*0.1" office:value-type="float" office:value="0.096">
            <text:p>0.09600</text:p>
          </table:table-cell>
          <table:table-cell/>
          <table:table-cell table:style-name="ce5" office:value-type="string">
            <text:p>B+</text:p>
          </table:table-cell>
          <table:table-cell table:style-name="ce7" table:formula="of:=VLOOKUP([.R11]; [.$AD$2:.$AE$14]; 2; 0)/100*0.1" office:value-type="float" office:value="0.089">
            <text:p>0.08900</text:p>
          </table:table-cell>
          <table:table-cell/>
          <table:table-cell office:value-type="float" office:value="105">
            <text:p>105</text:p>
          </table:table-cell>
          <table:table-cell table:formula="of:=MIN([.U11]; 120) / 120 * 0.05" office:value-type="float" office:value="0.04375">
            <text:p>0.04375</text:p>
          </table:table-cell>
          <table:table-cell/>
          <table:table-cell table:style-name="ce13" table:formula="of:=[.F11] + [.I11] + [.M11] + [.P11] + [.S11] + [.V11]" office:value-type="float" office:value="0.718">
            <text:p>0.71800</text:p>
          </table:table-cell>
          <table:table-cell table:formula="of:=IF([.X11]&gt;=0.9875;&quot;A+&quot;;  IF([.X11]&gt;=0.96; &quot;A&quot;; IF([.X11]&gt;=0.93; &quot;A-&quot;; IF([.X11]&gt;=0.89; &quot;B+&quot;; IF([.X11]&gt;=0.86;&quot;B&quot;; IF([.X11]&gt;=0.83; &quot;B-&quot;; IF([.X11]&gt;=79; &quot;C+&quot;; IF([.X11]&gt;=0.76;&quot;C&quot;; IF([.X11]&gt;=0.73; &quot;C-&quot;; IF([.X11]&gt;=0.69; &quot;D+&quot;; IF([.X11]&gt;=0.66;&quot;D&quot;; IF([.X11]&gt;=0.63; &quot;D-&quot;; &quot;F&quot;))))))))))))" office:value-type="string" office:string-value="D+">
            <text:p>D+</text:p>
          </table:table-cell>
          <table:table-cell table:style-name="ce17" table:formula="of:=IF([.X11]&gt;=0.9875;&quot;A+&quot;;  IF([.X11]&gt;=0.94; &quot;A&quot;; IF([.X11]&gt;=0.9; &quot;A-&quot;; IF([.X11]&gt;=0.87; &quot;B+&quot;; IF([.X11]&gt;=0.84;&quot;B&quot;; IF([.X11]&gt;=0.8; &quot;B-&quot;; IF([.X11]&gt;=0.77; &quot;C+&quot;; IF([.X11]&gt;=0.74;&quot;C&quot;; IF([.X11]&gt;=0.7; &quot;C-&quot;; IF([.X11]&gt;=0.67; &quot;D+&quot;; IF([.X11]&gt;=0.64;&quot;D&quot;; IF([.X11]&gt;=0.6; &quot;D-&quot;; &quot;F&quot;))))))))))))" office:value-type="string" office:string-value="C-">
            <text:p>C-</text:p>
          </table:table-cell>
          <table:table-cell table:style-name="ce16" table:formula="of:=VLOOKUP([.Y11]; [.$AG$2:.$AH$14]; 2; 0)" office:value-type="float" office:value="1.3">
            <text:p>1.3</text:p>
          </table:table-cell>
          <table:table-cell table:style-name="ce16" table:formula="of:=VLOOKUP([.Z11]; [.$AG$2:.$AH$14]; 2; 0)" office:value-type="float" office:value="1.7">
            <text:p>1.7</text:p>
          </table:table-cell>
          <table:table-cell/>
          <table:table-cell office:value-type="string">
            <text:p>D+</text:p>
          </table:table-cell>
          <table:table-cell office:value-type="float" office:value="69">
            <text:p>69</text:p>
          </table:table-cell>
          <table:table-cell/>
          <table:table-cell office:value-type="string">
            <text:p>D+</text:p>
          </table:table-cell>
          <table:table-cell office:value-type="float" office:value="1.3">
            <text:p>1.3</text:p>
          </table:table-cell>
          <table:table-cell table:number-columns-repeated="982"/>
        </table:table-row>
        <table:table-row table:style-name="ro2">
          <table:table-cell table:style-name="ce2" office:value-type="string">
            <text:p>Elizabeth Person</text:p>
          </table:table-cell>
          <table:table-cell table:number-columns-repeated="4" office:value-type="string">
            <text:p>A</text:p>
          </table:table-cell>
          <table:table-cell table:style-name="ce7" table:formula="of:=(SUM(VLOOKUP([.B12]; [.$AD$2:.$AE$14]; 2; 0); VLOOKUP([.C12]; [.$AD$2:.$AE$14]; 2; 0); VLOOKUP([.D12]; [.$AD$2:.$AE$14]; 2; 0); VLOOKUP([.E12]; [.$AD$2:.$AE$14]; 2; 0)))/400*0.4" office:value-type="float" office:value="0.384">
            <text:p>0.38400</text:p>
          </table:table-cell>
          <table:table-cell/>
          <table:table-cell table:style-name="ce5" office:value-type="float" office:value="68">
            <text:p>68</text:p>
          </table:table-cell>
          <table:table-cell table:style-name="ce7" table:formula="of:=[.H12]/80*0.1" office:value-type="float" office:value="0.085">
            <text:p>0.08500</text:p>
          </table:table-cell>
          <table:table-cell/>
          <table:table-cell table:number-columns-repeated="2" table:style-name="ce5" office:value-type="string">
            <text:p>B</text:p>
          </table:table-cell>
          <table:table-cell table:style-name="ce7" table:formula="of:=SUM(VLOOKUP([.K12]; [.$AD$2:.$AE$14]; 2; 0); VLOOKUP([.L12]; [.$AD$2:.$AE$14]; 2; 0))/200*0.05" office:value-type="float" office:value="0.043">
            <text:p>0.04300</text:p>
          </table:table-cell>
          <table:table-cell/>
          <table:table-cell table:style-name="ce5" office:value-type="string">
            <text:p>A-</text:p>
          </table:table-cell>
          <table:table-cell table:style-name="ce7" table:formula="of:=VLOOKUP([.O12]; [.$AD$2:.$AE$14]; 2; 0)/100*0.1" office:value-type="float" office:value="0.093">
            <text:p>0.09300</text:p>
          </table:table-cell>
          <table:table-cell/>
          <table:table-cell table:style-name="ce5" office:value-type="string">
            <text:p>B</text:p>
          </table:table-cell>
          <table:table-cell table:style-name="ce7" table:formula="of:=VLOOKUP([.R12]; [.$AD$2:.$AE$14]; 2; 0)/100*0.1" office:value-type="float" office:value="0.086">
            <text:p>0.08600</text:p>
          </table:table-cell>
          <table:table-cell/>
          <table:table-cell office:value-type="float" office:value="125">
            <text:p>125</text:p>
          </table:table-cell>
          <table:table-cell table:formula="of:=MIN([.U12]; 120) / 120 * 0.05" office:value-type="float" office:value="0.05">
            <text:p>0.05000</text:p>
          </table:table-cell>
          <table:table-cell/>
          <table:table-cell table:style-name="ce13" table:formula="of:=[.F12] + [.I12] + [.M12] + [.P12] + [.S12] + [.V12]" office:value-type="float" office:value="0.741">
            <text:p>0.74100</text:p>
          </table:table-cell>
          <table:table-cell table:formula="of:=IF([.X12]&gt;=0.9875;&quot;A+&quot;;  IF([.X12]&gt;=0.96; &quot;A&quot;; IF([.X12]&gt;=0.93; &quot;A-&quot;; IF([.X12]&gt;=0.89; &quot;B+&quot;; IF([.X12]&gt;=0.86;&quot;B&quot;; IF([.X12]&gt;=0.83; &quot;B-&quot;; IF([.X12]&gt;=79; &quot;C+&quot;; IF([.X12]&gt;=0.76;&quot;C&quot;; IF([.X12]&gt;=0.73; &quot;C-&quot;; IF([.X12]&gt;=0.69; &quot;D+&quot;; IF([.X12]&gt;=0.66;&quot;D&quot;; IF([.X12]&gt;=0.63; &quot;D-&quot;; &quot;F&quot;))))))))))))" office:value-type="string" office:string-value="C-">
            <text:p>C-</text:p>
          </table:table-cell>
          <table:table-cell table:style-name="ce17" table:formula="of:=IF([.X12]&gt;=0.9875;&quot;A+&quot;;  IF([.X12]&gt;=0.94; &quot;A&quot;; IF([.X12]&gt;=0.9; &quot;A-&quot;; IF([.X12]&gt;=0.87; &quot;B+&quot;; IF([.X12]&gt;=0.84;&quot;B&quot;; IF([.X12]&gt;=0.8; &quot;B-&quot;; IF([.X12]&gt;=0.77; &quot;C+&quot;; IF([.X12]&gt;=0.74;&quot;C&quot;; IF([.X12]&gt;=0.7; &quot;C-&quot;; IF([.X12]&gt;=0.67; &quot;D+&quot;; IF([.X12]&gt;=0.64;&quot;D&quot;; IF([.X12]&gt;=0.6; &quot;D-&quot;; &quot;F&quot;))))))))))))" office:value-type="string" office:string-value="C">
            <text:p>C</text:p>
          </table:table-cell>
          <table:table-cell table:style-name="ce16" table:formula="of:=VLOOKUP([.Y12]; [.$AG$2:.$AH$14]; 2; 0)" office:value-type="float" office:value="1.7">
            <text:p>1.7</text:p>
          </table:table-cell>
          <table:table-cell table:style-name="ce16" table:formula="of:=VLOOKUP([.Z12]; [.$AG$2:.$AH$14]; 2; 0)" office:value-type="float" office:value="2">
            <text:p>2</text:p>
          </table:table-cell>
          <table:table-cell/>
          <table:table-cell office:value-type="string">
            <text:p>D</text:p>
          </table:table-cell>
          <table:table-cell office:value-type="float" office:value="66">
            <text:p>66</text:p>
          </table:table-cell>
          <table:table-cell/>
          <table:table-cell office:value-type="string">
            <text:p>D</text:p>
          </table:table-cell>
          <table:table-cell office:value-type="float" office:value="1">
            <text:p>1</text:p>
          </table:table-cell>
          <table:table-cell table:number-columns-repeated="982"/>
        </table:table-row>
        <table:table-row table:style-name="ro2">
          <table:table-cell table:style-name="ce2" office:value-type="string">
            <text:p>Richard Spencer</text:p>
          </table:table-cell>
          <table:table-cell table:number-columns-repeated="2" office:value-type="string">
            <text:p>A</text:p>
          </table:table-cell>
          <table:table-cell table:number-columns-repeated="2" office:value-type="string">
            <text:p>A-</text:p>
          </table:table-cell>
          <table:table-cell table:style-name="ce7" table:formula="of:=(SUM(VLOOKUP([.B13]; [.$AD$2:.$AE$14]; 2; 0); VLOOKUP([.C13]; [.$AD$2:.$AE$14]; 2; 0); VLOOKUP([.D13]; [.$AD$2:.$AE$14]; 2; 0); VLOOKUP([.E13]; [.$AD$2:.$AE$14]; 2; 0)))/400*0.4" office:value-type="float" office:value="0.378">
            <text:p>0.37800</text:p>
          </table:table-cell>
          <table:table-cell/>
          <table:table-cell table:style-name="ce5" office:value-type="float" office:value="76">
            <text:p>76</text:p>
          </table:table-cell>
          <table:table-cell table:style-name="ce7" table:formula="of:=[.H13]/80*0.1" office:value-type="float" office:value="0.095">
            <text:p>0.09500</text:p>
          </table:table-cell>
          <table:table-cell/>
          <table:table-cell table:style-name="ce5" office:value-type="string">
            <text:p>B</text:p>
          </table:table-cell>
          <table:table-cell table:style-name="ce5" office:value-type="string">
            <text:p>A-</text:p>
          </table:table-cell>
          <table:table-cell table:style-name="ce7" table:formula="of:=SUM(VLOOKUP([.K13]; [.$AD$2:.$AE$14]; 2; 0); VLOOKUP([.L13]; [.$AD$2:.$AE$14]; 2; 0))/200*0.05" office:value-type="float" office:value="0.04475">
            <text:p>0.04475</text:p>
          </table:table-cell>
          <table:table-cell/>
          <table:table-cell table:style-name="ce5" office:value-type="string">
            <text:p>B+</text:p>
          </table:table-cell>
          <table:table-cell table:style-name="ce7" table:formula="of:=VLOOKUP([.O13]; [.$AD$2:.$AE$14]; 2; 0)/100*0.1" office:value-type="float" office:value="0.089">
            <text:p>0.08900</text:p>
          </table:table-cell>
          <table:table-cell/>
          <table:table-cell table:style-name="ce5" office:value-type="string">
            <text:p>A-</text:p>
          </table:table-cell>
          <table:table-cell table:style-name="ce7" table:formula="of:=VLOOKUP([.R13]; [.$AD$2:.$AE$14]; 2; 0)/100*0.1" office:value-type="float" office:value="0.093">
            <text:p>0.09300</text:p>
          </table:table-cell>
          <table:table-cell/>
          <table:table-cell office:value-type="float" office:value="75">
            <text:p>75</text:p>
          </table:table-cell>
          <table:table-cell table:formula="of:=MIN([.U13]; 120) / 120 * 0.05" office:value-type="float" office:value="0.03125">
            <text:p>0.03125</text:p>
          </table:table-cell>
          <table:table-cell/>
          <table:table-cell table:style-name="ce13" table:formula="of:=[.F13] + [.I13] + [.M13] + [.P13] + [.S13] + [.V13]" office:value-type="float" office:value="0.731">
            <text:p>0.73100</text:p>
          </table:table-cell>
          <table:table-cell table:formula="of:=IF([.X13]&gt;=0.9875;&quot;A+&quot;;  IF([.X13]&gt;=0.96; &quot;A&quot;; IF([.X13]&gt;=0.93; &quot;A-&quot;; IF([.X13]&gt;=0.89; &quot;B+&quot;; IF([.X13]&gt;=0.86;&quot;B&quot;; IF([.X13]&gt;=0.83; &quot;B-&quot;; IF([.X13]&gt;=79; &quot;C+&quot;; IF([.X13]&gt;=0.76;&quot;C&quot;; IF([.X13]&gt;=0.73; &quot;C-&quot;; IF([.X13]&gt;=0.69; &quot;D+&quot;; IF([.X13]&gt;=0.66;&quot;D&quot;; IF([.X13]&gt;=0.63; &quot;D-&quot;; &quot;F&quot;))))))))))))" office:value-type="string" office:string-value="C-">
            <text:p>C-</text:p>
          </table:table-cell>
          <table:table-cell table:style-name="ce17" table:formula="of:=IF([.X13]&gt;=0.9875;&quot;A+&quot;;  IF([.X13]&gt;=0.94; &quot;A&quot;; IF([.X13]&gt;=0.9; &quot;A-&quot;; IF([.X13]&gt;=0.87; &quot;B+&quot;; IF([.X13]&gt;=0.84;&quot;B&quot;; IF([.X13]&gt;=0.8; &quot;B-&quot;; IF([.X13]&gt;=0.77; &quot;C+&quot;; IF([.X13]&gt;=0.74;&quot;C&quot;; IF([.X13]&gt;=0.7; &quot;C-&quot;; IF([.X13]&gt;=0.67; &quot;D+&quot;; IF([.X13]&gt;=0.64;&quot;D&quot;; IF([.X13]&gt;=0.6; &quot;D-&quot;; &quot;F&quot;))))))))))))" office:value-type="string" office:string-value="C-">
            <text:p>C-</text:p>
          </table:table-cell>
          <table:table-cell table:style-name="ce16" table:formula="of:=VLOOKUP([.Y13]; [.$AG$2:.$AH$14]; 2; 0)" office:value-type="float" office:value="1.7">
            <text:p>1.7</text:p>
          </table:table-cell>
          <table:table-cell table:style-name="ce16" table:formula="of:=VLOOKUP([.Z13]; [.$AG$2:.$AH$14]; 2; 0)" office:value-type="float" office:value="1.7">
            <text:p>1.7</text:p>
          </table:table-cell>
          <table:table-cell/>
          <table:table-cell office:value-type="string">
            <text:p>D-</text:p>
          </table:table-cell>
          <table:table-cell office:value-type="float" office:value="63">
            <text:p>63</text:p>
          </table:table-cell>
          <table:table-cell/>
          <table:table-cell office:value-type="string">
            <text:p>D-</text:p>
          </table:table-cell>
          <table:table-cell office:value-type="float" office:value="0">
            <text:p>0</text:p>
          </table:table-cell>
          <table:table-cell table:number-columns-repeated="982"/>
        </table:table-row>
        <table:table-row table:style-name="ro2">
          <table:table-cell table:style-name="ce2" office:value-type="string">
            <text:p>Herbert Torrance</text:p>
          </table:table-cell>
          <table:table-cell office:value-type="string">
            <text:p>B-</text:p>
          </table:table-cell>
          <table:table-cell table:number-columns-repeated="3" office:value-type="string">
            <text:p>C+</text:p>
          </table:table-cell>
          <table:table-cell table:style-name="ce7" table:formula="of:=(SUM(VLOOKUP([.B14]; [.$AD$2:.$AE$14]; 2; 0); VLOOKUP([.C14]; [.$AD$2:.$AE$14]; 2; 0); VLOOKUP([.D14]; [.$AD$2:.$AE$14]; 2; 0); VLOOKUP([.E14]; [.$AD$2:.$AE$14]; 2; 0)))/400*0.4" office:value-type="float" office:value="0.32">
            <text:p>0.32000</text:p>
          </table:table-cell>
          <table:table-cell/>
          <table:table-cell table:style-name="ce5" office:value-type="float" office:value="61">
            <text:p>61</text:p>
          </table:table-cell>
          <table:table-cell table:style-name="ce7" table:formula="of:=[.H14]/80*0.1" office:value-type="float" office:value="0.07625">
            <text:p>0.07625</text:p>
          </table:table-cell>
          <table:table-cell/>
          <table:table-cell table:style-name="ce5" office:value-type="string">
            <text:p>C+</text:p>
          </table:table-cell>
          <table:table-cell table:style-name="ce5" office:value-type="string">
            <text:p>C</text:p>
          </table:table-cell>
          <table:table-cell table:style-name="ce7" table:formula="of:=SUM(VLOOKUP([.K14]; [.$AD$2:.$AE$14]; 2; 0); VLOOKUP([.L14]; [.$AD$2:.$AE$14]; 2; 0))/200*0.05" office:value-type="float" office:value="0.03875">
            <text:p>0.03875</text:p>
          </table:table-cell>
          <table:table-cell/>
          <table:table-cell table:style-name="ce5" office:value-type="string">
            <text:p>B-</text:p>
          </table:table-cell>
          <table:table-cell table:style-name="ce7" table:formula="of:=VLOOKUP([.O14]; [.$AD$2:.$AE$14]; 2; 0)/100*0.1" office:value-type="float" office:value="0.083">
            <text:p>0.08300</text:p>
          </table:table-cell>
          <table:table-cell/>
          <table:table-cell table:style-name="ce5" office:value-type="string">
            <text:p>B</text:p>
          </table:table-cell>
          <table:table-cell table:style-name="ce7" table:formula="of:=VLOOKUP([.R14]; [.$AD$2:.$AE$14]; 2; 0)/100*0.1" office:value-type="float" office:value="0.086">
            <text:p>0.08600</text:p>
          </table:table-cell>
          <table:table-cell/>
          <table:table-cell office:value-type="float" office:value="37">
            <text:p>37</text:p>
          </table:table-cell>
          <table:table-cell table:formula="of:=MIN([.U14]; 120) / 120 * 0.05" office:value-type="float" office:value="0.0154166666666667">
            <text:p>0.01542</text:p>
          </table:table-cell>
          <table:table-cell/>
          <table:table-cell table:style-name="ce13" table:formula="of:=[.F14] + [.I14] + [.M14] + [.P14] + [.S14] + [.V14]" office:value-type="float" office:value="0.619416666666667">
            <text:p>0.61942</text:p>
          </table:table-cell>
          <table:table-cell table:formula="of:=IF([.X14]&gt;=0.9875;&quot;A+&quot;;  IF([.X14]&gt;=0.96; &quot;A&quot;; IF([.X14]&gt;=0.93; &quot;A-&quot;; IF([.X14]&gt;=0.89; &quot;B+&quot;; IF([.X14]&gt;=0.86;&quot;B&quot;; IF([.X14]&gt;=0.83; &quot;B-&quot;; IF([.X14]&gt;=79; &quot;C+&quot;; IF([.X14]&gt;=0.76;&quot;C&quot;; IF([.X14]&gt;=0.73; &quot;C-&quot;; IF([.X14]&gt;=0.69; &quot;D+&quot;; IF([.X14]&gt;=0.66;&quot;D&quot;; IF([.X14]&gt;=0.63; &quot;D-&quot;; &quot;F&quot;))))))))))))" office:value-type="string" office:string-value="F">
            <text:p>F</text:p>
          </table:table-cell>
          <table:table-cell table:style-name="ce17" table:formula="of:=IF([.X14]&gt;=0.9875;&quot;A+&quot;;  IF([.X14]&gt;=0.94; &quot;A&quot;; IF([.X14]&gt;=0.9; &quot;A-&quot;; IF([.X14]&gt;=0.87; &quot;B+&quot;; IF([.X14]&gt;=0.84;&quot;B&quot;; IF([.X14]&gt;=0.8; &quot;B-&quot;; IF([.X14]&gt;=0.77; &quot;C+&quot;; IF([.X14]&gt;=0.74;&quot;C&quot;; IF([.X14]&gt;=0.7; &quot;C-&quot;; IF([.X14]&gt;=0.67; &quot;D+&quot;; IF([.X14]&gt;=0.64;&quot;D&quot;; IF([.X14]&gt;=0.6; &quot;D-&quot;; &quot;F&quot;))))))))))))" office:value-type="string" office:string-value="D-">
            <text:p>D-</text:p>
          </table:table-cell>
          <table:table-cell table:style-name="ce16" table:formula="of:=VLOOKUP([.Y14]; [.$AG$2:.$AH$14]; 2; 0)" office:value-type="float" office:value="0">
            <text:p>0</text:p>
          </table:table-cell>
          <table:table-cell table:style-name="ce16" table:formula="of:=VLOOKUP([.Z14]; [.$AG$2:.$AH$14]; 2; 0)" office:value-type="float" office:value="0">
            <text:p>0</text:p>
          </table:table-cell>
          <table:table-cell/>
          <table:table-cell office:value-type="string">
            <text:p>F</text:p>
          </table:table-cell>
          <table:table-cell office:value-type="float" office:value="0">
            <text:p>0</text:p>
          </table:table-cell>
          <table:table-cell/>
          <table:table-cell office:value-type="string">
            <text:p>F</text:p>
          </table:table-cell>
          <table:table-cell office:value-type="float" office:value="0">
            <text:p>0</text:p>
          </table:table-cell>
          <table:table-cell table:number-columns-repeated="982"/>
        </table:table-row>
        <table:table-row table:style-name="ro2">
          <table:table-cell table:style-name="ce2" office:value-type="string">
            <text:p>William Wagoner</text:p>
          </table:table-cell>
          <table:table-cell office:value-type="string">
            <text:p>B</text:p>
          </table:table-cell>
          <table:table-cell office:value-type="string">
            <text:p>B-</text:p>
          </table:table-cell>
          <table:table-cell table:number-columns-repeated="2" office:value-type="string">
            <text:p>D</text:p>
          </table:table-cell>
          <table:table-cell table:style-name="ce7" table:formula="of:=(SUM(VLOOKUP([.B15]; [.$AD$2:.$AE$14]; 2; 0); VLOOKUP([.C15]; [.$AD$2:.$AE$14]; 2; 0); VLOOKUP([.D15]; [.$AD$2:.$AE$14]; 2; 0); VLOOKUP([.E15]; [.$AD$2:.$AE$14]; 2; 0)))/400*0.4" office:value-type="float" office:value="0.301">
            <text:p>0.30100</text:p>
          </table:table-cell>
          <table:table-cell/>
          <table:table-cell table:style-name="ce5" office:value-type="float" office:value="78">
            <text:p>78</text:p>
          </table:table-cell>
          <table:table-cell table:style-name="ce7" table:formula="of:=[.H15]/80*0.1" office:value-type="float" office:value="0.0975">
            <text:p>0.09750</text:p>
          </table:table-cell>
          <table:table-cell/>
          <table:table-cell table:number-columns-repeated="2" table:style-name="ce5" office:value-type="string">
            <text:p>B</text:p>
          </table:table-cell>
          <table:table-cell table:style-name="ce7" table:formula="of:=SUM(VLOOKUP([.K15]; [.$AD$2:.$AE$14]; 2; 0); VLOOKUP([.L15]; [.$AD$2:.$AE$14]; 2; 0))/200*0.05" office:value-type="float" office:value="0.043">
            <text:p>0.04300</text:p>
          </table:table-cell>
          <table:table-cell/>
          <table:table-cell table:style-name="ce5" office:value-type="string">
            <text:p>C</text:p>
          </table:table-cell>
          <table:table-cell table:style-name="ce7" table:formula="of:=VLOOKUP([.O15]; [.$AD$2:.$AE$14]; 2; 0)/100*0.1" office:value-type="float" office:value="0.076">
            <text:p>0.07600</text:p>
          </table:table-cell>
          <table:table-cell/>
          <table:table-cell table:style-name="ce5" office:value-type="string">
            <text:p>B+</text:p>
          </table:table-cell>
          <table:table-cell table:style-name="ce7" table:formula="of:=VLOOKUP([.R15]; [.$AD$2:.$AE$14]; 2; 0)/100*0.1" office:value-type="float" office:value="0.089">
            <text:p>0.08900</text:p>
          </table:table-cell>
          <table:table-cell/>
          <table:table-cell office:value-type="float" office:value="105">
            <text:p>105</text:p>
          </table:table-cell>
          <table:table-cell table:formula="of:=MIN([.U15]; 120) / 120 * 0.05" office:value-type="float" office:value="0.04375">
            <text:p>0.04375</text:p>
          </table:table-cell>
          <table:table-cell/>
          <table:table-cell table:style-name="ce13" table:formula="of:=[.F15] + [.I15] + [.M15] + [.P15] + [.S15] + [.V15]" office:value-type="float" office:value="0.65025">
            <text:p>0.65025</text:p>
          </table:table-cell>
          <table:table-cell table:formula="of:=IF([.X15]&gt;=0.9875;&quot;A+&quot;;  IF([.X15]&gt;=0.96; &quot;A&quot;; IF([.X15]&gt;=0.93; &quot;A-&quot;; IF([.X15]&gt;=0.89; &quot;B+&quot;; IF([.X15]&gt;=0.86;&quot;B&quot;; IF([.X15]&gt;=0.83; &quot;B-&quot;; IF([.X15]&gt;=79; &quot;C+&quot;; IF([.X15]&gt;=0.76;&quot;C&quot;; IF([.X15]&gt;=0.73; &quot;C-&quot;; IF([.X15]&gt;=0.69; &quot;D+&quot;; IF([.X15]&gt;=0.66;&quot;D&quot;; IF([.X15]&gt;=0.63; &quot;D-&quot;; &quot;F&quot;))))))))))))" office:value-type="string" office:string-value="D-">
            <text:p>D-</text:p>
          </table:table-cell>
          <table:table-cell table:style-name="ce17" table:formula="of:=IF([.X15]&gt;=0.9875;&quot;A+&quot;;  IF([.X15]&gt;=0.94; &quot;A&quot;; IF([.X15]&gt;=0.9; &quot;A-&quot;; IF([.X15]&gt;=0.87; &quot;B+&quot;; IF([.X15]&gt;=0.84;&quot;B&quot;; IF([.X15]&gt;=0.8; &quot;B-&quot;; IF([.X15]&gt;=0.77; &quot;C+&quot;; IF([.X15]&gt;=0.74;&quot;C&quot;; IF([.X15]&gt;=0.7; &quot;C-&quot;; IF([.X15]&gt;=0.67; &quot;D+&quot;; IF([.X15]&gt;=0.64;&quot;D&quot;; IF([.X15]&gt;=0.6; &quot;D-&quot;; &quot;F&quot;))))))))))))" office:value-type="string" office:string-value="D">
            <text:p>D</text:p>
          </table:table-cell>
          <table:table-cell table:style-name="ce16" table:formula="of:=VLOOKUP([.Y15]; [.$AG$2:.$AH$14]; 2; 0)" office:value-type="float" office:value="0">
            <text:p>0</text:p>
          </table:table-cell>
          <table:table-cell table:style-name="ce16" table:formula="of:=VLOOKUP([.Z15]; [.$AG$2:.$AH$14]; 2; 0)" office:value-type="float" office:value="1">
            <text:p>1</text:p>
          </table:table-cell>
          <table:table-cell/>
          <table:table-cell table:style-name="ce20"/>
          <table:table-cell table:style-name="ce10"/>
          <table:table-cell/>
          <table:table-cell table:style-name="ce20"/>
          <table:table-cell table:style-name="ce23"/>
          <table:table-cell table:number-columns-repeated="2"/>
          <table:table-cell table:style-name="Default"/>
          <table:table-cell table:number-columns-repeated="979"/>
        </table:table-row>
        <table:table-row table:style-name="ro2">
          <table:table-cell office:value-type="string">
            <text:p>Timothy Witenske</text:p>
          </table:table-cell>
          <table:table-cell office:value-type="string">
            <text:p>A</text:p>
          </table:table-cell>
          <table:table-cell office:value-type="string">
            <text:p>B-</text:p>
          </table:table-cell>
          <table:table-cell office:value-type="string">
            <text:p>C+</text:p>
          </table:table-cell>
          <table:table-cell office:value-type="string">
            <text:p>B</text:p>
          </table:table-cell>
          <table:table-cell table:style-name="ce7" table:formula="of:=(SUM(VLOOKUP([.B16]; [.$AD$2:.$AE$14]; 2; 0); VLOOKUP([.C16]; [.$AD$2:.$AE$14]; 2; 0); VLOOKUP([.D16]; [.$AD$2:.$AE$14]; 2; 0); VLOOKUP([.E16]; [.$AD$2:.$AE$14]; 2; 0)))/400*0.4" office:value-type="float" office:value="0.344">
            <text:p>0.34400</text:p>
          </table:table-cell>
          <table:table-cell/>
          <table:table-cell table:style-name="ce5" office:value-type="float" office:value="66">
            <text:p>66</text:p>
          </table:table-cell>
          <table:table-cell table:style-name="ce7" table:formula="of:=[.H16]/80*0.1" office:value-type="float" office:value="0.0825">
            <text:p>0.08250</text:p>
          </table:table-cell>
          <table:table-cell/>
          <table:table-cell table:style-name="ce5" office:value-type="string">
            <text:p>C+</text:p>
          </table:table-cell>
          <table:table-cell table:style-name="ce5" office:value-type="string">
            <text:p>C</text:p>
          </table:table-cell>
          <table:table-cell table:style-name="ce7" table:formula="of:=SUM(VLOOKUP([.K16]; [.$AD$2:.$AE$14]; 2; 0); VLOOKUP([.L16]; [.$AD$2:.$AE$14]; 2; 0))/200*0.05" office:value-type="float" office:value="0.03875">
            <text:p>0.03875</text:p>
          </table:table-cell>
          <table:table-cell/>
          <table:table-cell table:style-name="ce5" office:value-type="string">
            <text:p>B</text:p>
          </table:table-cell>
          <table:table-cell table:style-name="ce7" table:formula="of:=VLOOKUP([.O16]; [.$AD$2:.$AE$14]; 2; 0)/100*0.1" office:value-type="float" office:value="0.086">
            <text:p>0.08600</text:p>
          </table:table-cell>
          <table:table-cell/>
          <table:table-cell table:style-name="ce5" office:value-type="string">
            <text:p>D</text:p>
          </table:table-cell>
          <table:table-cell table:style-name="ce7" table:formula="of:=VLOOKUP([.R16]; [.$AD$2:.$AE$14]; 2; 0)/100*0.1" office:value-type="float" office:value="0.066">
            <text:p>0.06600</text:p>
          </table:table-cell>
          <table:table-cell/>
          <table:table-cell office:value-type="float" office:value="0">
            <text:p>0</text:p>
          </table:table-cell>
          <table:table-cell table:formula="of:=MIN([.U16]; 120) / 120 * 0.05" office:value-type="float" office:value="0">
            <text:p>0.00000</text:p>
          </table:table-cell>
          <table:table-cell/>
          <table:table-cell table:style-name="ce13" table:formula="of:=[.F16] + [.I16] + [.M16] + [.P16] + [.S16] + [.V16]" office:value-type="float" office:value="0.61725">
            <text:p>0.61725</text:p>
          </table:table-cell>
          <table:table-cell table:formula="of:=IF([.X16]&gt;=0.9875;&quot;A+&quot;;  IF([.X16]&gt;=0.96; &quot;A&quot;; IF([.X16]&gt;=0.93; &quot;A-&quot;; IF([.X16]&gt;=0.89; &quot;B+&quot;; IF([.X16]&gt;=0.86;&quot;B&quot;; IF([.X16]&gt;=0.83; &quot;B-&quot;; IF([.X16]&gt;=79; &quot;C+&quot;; IF([.X16]&gt;=0.76;&quot;C&quot;; IF([.X16]&gt;=0.73; &quot;C-&quot;; IF([.X16]&gt;=0.69; &quot;D+&quot;; IF([.X16]&gt;=0.66;&quot;D&quot;; IF([.X16]&gt;=0.63; &quot;D-&quot;; &quot;F&quot;))))))))))))" office:value-type="string" office:string-value="F">
            <text:p>F</text:p>
          </table:table-cell>
          <table:table-cell table:style-name="ce17" table:formula="of:=IF([.X16]&gt;=0.9875;&quot;A+&quot;;  IF([.X16]&gt;=0.94; &quot;A&quot;; IF([.X16]&gt;=0.9; &quot;A-&quot;; IF([.X16]&gt;=0.87; &quot;B+&quot;; IF([.X16]&gt;=0.84;&quot;B&quot;; IF([.X16]&gt;=0.8; &quot;B-&quot;; IF([.X16]&gt;=0.77; &quot;C+&quot;; IF([.X16]&gt;=0.74;&quot;C&quot;; IF([.X16]&gt;=0.7; &quot;C-&quot;; IF([.X16]&gt;=0.67; &quot;D+&quot;; IF([.X16]&gt;=0.64;&quot;D&quot;; IF([.X16]&gt;=0.6; &quot;D-&quot;; &quot;F&quot;))))))))))))" office:value-type="string" office:string-value="D-">
            <text:p>D-</text:p>
          </table:table-cell>
          <table:table-cell table:style-name="ce16" table:formula="of:=VLOOKUP([.Y16]; [.$AG$2:.$AH$14]; 2; 0)" office:value-type="float" office:value="0">
            <text:p>0</text:p>
          </table:table-cell>
          <table:table-cell table:style-name="ce16" table:formula="of:=VLOOKUP([.Z16]; [.$AG$2:.$AH$14]; 2; 0)" office:value-type="float" office:value="0">
            <text:p>0</text:p>
          </table:table-cell>
          <table:table-cell table:number-columns-repeated="988"/>
        </table:table-row>
        <table:table-row table:style-name="ro2">
          <table:table-cell table:number-columns-repeated="5"/>
          <table:table-cell table:style-name="ce8"/>
          <table:table-cell table:number-columns-repeated="2"/>
          <table:table-cell table:style-name="ce8"/>
          <table:table-cell table:number-columns-repeated="14"/>
          <table:table-cell table:style-name="Default" table:number-columns-repeated="3"/>
          <table:table-cell table:number-columns-repeated="990"/>
        </table:table-row>
        <table:table-row table:style-name="ro2">
          <table:table-cell table:number-columns-repeated="5"/>
          <table:table-cell table:style-name="ce8"/>
          <table:table-cell table:number-columns-repeated="2"/>
          <table:table-cell table:style-name="Default"/>
          <table:table-cell table:number-columns-repeated="11"/>
          <table:table-cell table:style-name="Default"/>
          <table:table-cell table:number-columns-repeated="995"/>
        </table:table-row>
        <table:table-row table:style-name="ro2">
          <table:table-cell table:number-columns-repeated="5"/>
          <table:table-cell table:style-name="ce8"/>
          <table:table-cell table:number-columns-repeated="2"/>
          <table:table-cell table:style-name="ce8"/>
          <table:table-cell table:number-columns-repeated="14"/>
          <table:table-cell table:style-name="ce15" table:formula="of:=AVERAGE([.X2:.X16])" office:value-type="float" office:value="0.668194444444444">
            <text:p>0.66819</text:p>
          </table:table-cell>
          <table:table-cell table:style-name="ce17" table:formula="of:=IF([.X19]&gt;=0.9875;&quot;A+&quot;;IF([.X19]&gt;=0.96;&quot;A&quot;;IF([.X19]&gt;=0.93;&quot;A-&quot;;IF([.X19]&gt;=0.89;&quot;B+&quot;;IF([.X19]&gt;=0.86;&quot;B&quot;;IF([.X19]&gt;=0.83;&quot;B-&quot;;IF([.X19]&gt;=0.79;&quot;C+&quot;;IF([.X19]&gt;=0.76;&quot;C&quot;;IF([.X19]&gt;=0.73;&quot;C-&quot;;IF([.X19]&gt;=0.69;&quot;D+&quot;;IF([.X19]&gt;=0.66;&quot;D&quot;;IF([.X19]&gt;=0.63;&quot;D-&quot;;&quot;F&quot;))))))))))))" office:value-type="string" office:string-value="D">
            <text:p>D</text:p>
          </table:table-cell>
          <table:table-cell table:style-name="ce17" table:formula="of:=IF([.X19]&gt;=0.9875;&quot;A+&quot;;  IF([.X19]&gt;=0.94; &quot;A&quot;; IF([.X19]&gt;=0.9; &quot;A-&quot;; IF([.X19]&gt;=0.87; &quot;B+&quot;; IF([.X19]&gt;=0.84;&quot;B&quot;; IF([.X19]&gt;=0.8; &quot;B-&quot;; IF([.X19]&gt;=0.77; &quot;C+&quot;; IF([.X19]&gt;=0.74;&quot;C&quot;; IF([.X19]&gt;=0.7; &quot;C-&quot;; IF([.X19]&gt;=0.67; &quot;D+&quot;; IF([.X19]&gt;=0.64;&quot;D&quot;; IF([.X19]&gt;=0.6; &quot;D-&quot;; &quot;F&quot;))))))))))))" office:value-type="string" office:string-value="D">
            <text:p>D</text:p>
          </table:table-cell>
          <table:table-cell table:style-name="ce17" table:formula="of:=AVERAGE([.AA2:.AA16])" office:value-type="float" office:value="0.94">
            <text:p>0.94</text:p>
          </table:table-cell>
          <table:table-cell table:style-name="ce17" table:formula="of:=AVERAGE([.AB2:.AB16])" office:value-type="float" office:value="1.16666666666667">
            <text:p>1.1666666667</text:p>
          </table:table-cell>
          <table:table-cell table:number-columns-repeated="988"/>
        </table:table-row>
        <table:table-row table:style-name="ro2">
          <table:table-cell table:number-columns-repeated="5"/>
          <table:table-cell table:style-name="ce8"/>
          <table:table-cell table:number-columns-repeated="2"/>
          <table:table-cell table:style-name="ce8"/>
          <table:table-cell table:number-columns-repeated="1007"/>
        </table:table-row>
        <table:table-row table:style-name="ro2">
          <table:table-cell table:number-columns-repeated="5"/>
          <table:table-cell table:style-name="ce8"/>
          <table:table-cell table:number-columns-repeated="2"/>
          <table:table-cell table:style-name="ce8"/>
          <table:table-cell table:number-columns-repeated="14"/>
          <table:table-cell table:style-name="Default"/>
          <table:table-cell table:number-columns-repeated="992"/>
        </table:table-row>
        <table:table-row table:style-name="ro2" table:number-rows-repeated="7">
          <table:table-cell table:number-columns-repeated="5"/>
          <table:table-cell table:style-name="ce8"/>
          <table:table-cell table:number-columns-repeated="2"/>
          <table:table-cell table:style-name="ce8"/>
          <table:table-cell table:number-columns-repeated="1007"/>
        </table:table-row>
        <table:table-row table:style-name="ro2">
          <table:table-cell table:number-columns-repeated="5"/>
          <table:table-cell table:style-name="ce8"/>
          <table:table-cell table:number-columns-repeated="1010"/>
        </table:table-row>
        <table:table-row table:style-name="ro2" table:number-rows-repeated="1048546">
          <table:table-cell table:number-columns-repeated="1016"/>
        </table:table-row>
        <table:table-row table:style-name="ro2"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9">
      <number:number number:decimal-places="5" number:min-integer-digits="1"/>
    </number:number-style>
    <number:number-style style:name="N120">
      <number:number number:decimal-places="1"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19">00/00/0000</text:date>, <text:time style:data-style-name="N2" text:time-value="0000-00-00T15:49:4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regory Kapfhammer</meta:initial-creator>
    <meta:creation-date>2012-12-28T21:07:17</meta:creation-date>
    <dc:date>2013-12-19T16:03:19</dc:date>
    <dc:creator>Gregory Kapfhammer</dc:creator>
    <meta:editing-duration>P2DT17H16M18S</meta:editing-duration>
    <meta:editing-cycles>145</meta:editing-cycles>
    <meta:generator>LibreOffice/4.0.4.2$Linux_X86_64 LibreOffice_project/400m0$Build-2</meta:generator>
    <meta:document-statistic meta:table-count="1" meta:cell-count="534" meta:object-count="0"/>
  </office:meta>
</office:document-meta>
</file>